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Jarvis Scan</text:p>
          </table:table-cell>
          <table:table-cell table:number-columns-repeated="11" table:style-name="ce1"/>
          <table:table-cell office:value-type="string" table:style-name="ce1">
            <text:p>Quick Hull</text:p>
          </table:table-cell>
          <table:table-cell table:number-columns-repeated="11" table:style-name="ce1"/>
          <table:table-cell office:value-type="string" table:style-name="ce1">
            <text:p>Sweep Line</text:p>
          </table:table-cell>
          <table:table-cell table:number-columns-repeated="16359" table:style-name="ce1"/>
        </table:table-row>
        <table:table-row table:style-name="ro1">
          <table:table-cell office:value-type="string" table:style-name="ce1">
            <text:p>Náhodná množina</text:p>
          </table:table-cell>
          <table:table-cell table:number-columns-repeated="11" table:style-name="ce1"/>
          <table:table-cell office:value-type="string" table:style-name="ce1">
            <text:p>Náhodná množina</text:p>
          </table:table-cell>
          <table:table-cell table:number-columns-repeated="11" table:style-name="ce1"/>
          <table:table-cell office:value-type="string" table:style-name="ce1">
            <text:p>Náhodná množina</text:p>
          </table:table-cell>
          <table:table-cell table:number-columns-repeated="16359" table:style-name="ce1"/>
        </table:table-row>
        <table:table-row table:style-name="ro1">
          <table:table-cell table:style-name="ce1"/>
          <table:table-cell office:value-type="float" office:value="1000" table:style-name="ce1">
            <text:p>1000</text:p>
          </table:table-cell>
          <table:table-cell office:value-type="float" office:value="2500" table:style-name="ce1">
            <text:p>2500</text:p>
          </table:table-cell>
          <table:table-cell office:value-type="float" office:value="5000" table:style-name="ce1">
            <text:p>5000</text:p>
          </table:table-cell>
          <table:table-cell office:value-type="float" office:value="10000" table:style-name="ce1">
            <text:p>10000</text:p>
          </table:table-cell>
          <table:table-cell office:value-type="float" office:value="25000" table:style-name="ce1">
            <text:p>25000</text:p>
          </table:table-cell>
          <table:table-cell office:value-type="float" office:value="50000" table:style-name="ce1">
            <text:p>50000</text:p>
          </table:table-cell>
          <table:table-cell office:value-type="float" office:value="100000" table:style-name="ce1">
            <text:p>100000</text:p>
          </table:table-cell>
          <table:table-cell office:value-type="float" office:value="250000" table:style-name="ce1">
            <text:p>250000</text:p>
          </table:table-cell>
          <table:table-cell office:value-type="float" office:value="500000" table:style-name="ce1">
            <text:p>500000</text:p>
          </table:table-cell>
          <table:table-cell office:value-type="float" office:value="1000000" table:style-name="ce1">
            <text:p>1000000</text:p>
          </table:table-cell>
          <table:table-cell table:number-columns-repeated="2" table:style-name="ce1"/>
          <table:table-cell office:value-type="float" office:value="1000" table:style-name="ce1">
            <text:p>1000</text:p>
          </table:table-cell>
          <table:table-cell office:value-type="float" office:value="2500" table:style-name="ce1">
            <text:p>2500</text:p>
          </table:table-cell>
          <table:table-cell office:value-type="float" office:value="5000" table:style-name="ce1">
            <text:p>5000</text:p>
          </table:table-cell>
          <table:table-cell office:value-type="float" office:value="10000" table:style-name="ce1">
            <text:p>10000</text:p>
          </table:table-cell>
          <table:table-cell office:value-type="float" office:value="25000" table:style-name="ce1">
            <text:p>25000</text:p>
          </table:table-cell>
          <table:table-cell office:value-type="float" office:value="50000" table:style-name="ce1">
            <text:p>50000</text:p>
          </table:table-cell>
          <table:table-cell office:value-type="float" office:value="100000" table:style-name="ce1">
            <text:p>100000</text:p>
          </table:table-cell>
          <table:table-cell office:value-type="float" office:value="250000" table:style-name="ce1">
            <text:p>250000</text:p>
          </table:table-cell>
          <table:table-cell office:value-type="float" office:value="500000" table:style-name="ce1">
            <text:p>500000</text:p>
          </table:table-cell>
          <table:table-cell office:value-type="float" office:value="1000000" table:style-name="ce1">
            <text:p>1000000</text:p>
          </table:table-cell>
          <table:table-cell table:number-columns-repeated="2" table:style-name="ce1"/>
          <table:table-cell office:value-type="float" office:value="1000" table:style-name="ce1">
            <text:p>1000</text:p>
          </table:table-cell>
          <table:table-cell office:value-type="float" office:value="2500" table:style-name="ce1">
            <text:p>2500</text:p>
          </table:table-cell>
          <table:table-cell office:value-type="float" office:value="5000" table:style-name="ce1">
            <text:p>5000</text:p>
          </table:table-cell>
          <table:table-cell office:value-type="float" office:value="10000" table:style-name="ce1">
            <text:p>10000</text:p>
          </table:table-cell>
          <table:table-cell office:value-type="float" office:value="25000" table:style-name="ce1">
            <text:p>25000</text:p>
          </table:table-cell>
          <table:table-cell office:value-type="float" office:value="50000" table:style-name="ce1">
            <text:p>50000</text:p>
          </table:table-cell>
          <table:table-cell office:value-type="float" office:value="100000" table:style-name="ce1">
            <text:p>100000</text:p>
          </table:table-cell>
          <table:table-cell office:value-type="float" office:value="250000" table:style-name="ce1">
            <text:p>250000</text:p>
          </table:table-cell>
          <table:table-cell office:value-type="float" office:value="500000" table:style-name="ce1">
            <text:p>500000</text:p>
          </table:table-cell>
          <table:table-cell office:value-type="float" office:value="1000000" table:style-name="ce1">
            <text:p>1000000</text:p>
          </table:table-cell>
          <table:table-cell table:number-columns-repeated="1634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E-3" table:style-name="ce1">
            <text:p>0.002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8.9999999999999993E-3" table:style-name="ce1">
            <text:p>0.009</text:p>
          </table:table-cell>
          <table:table-cell office:value-type="float" office:value="2.3E-2" table:style-name="ce1">
            <text:p>0.023</text:p>
          </table:table-cell>
          <table:table-cell office:value-type="float" office:value="6.9000000000000006E-2" table:style-name="ce1">
            <text:p>0.069</text:p>
          </table:table-cell>
          <table:table-cell office:value-type="float" office:value="6.6000000000000003E-2" table:style-name="ce1">
            <text:p>0.066</text:p>
          </table:table-cell>
          <table:table-cell office:value-type="float" office:value="1.161" table:style-name="ce1">
            <text:p>1.161</text:p>
          </table:table-cell>
          <table:table-cell office:value-type="float" office:value="0.19900000000000001" table:style-name="ce1">
            <text:p>0.19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9E-2" table:style-name="ce1">
            <text:p>0.019</text:p>
          </table:table-cell>
          <table:table-cell office:value-type="float" office:value="1.6E-2" table:style-name="ce1">
            <text:p>0.016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8.5000000000000006E-2" table:style-name="ce1">
            <text:p>0.085</text:p>
          </table:table-cell>
          <table:table-cell office:value-type="float" office:value="0.36299999999999999" table:style-name="ce1">
            <text:p>0.363</text:p>
          </table:table-cell>
          <table:table-cell office:value-type="float" office:value="0.439" table:style-name="ce1">
            <text:p>0.439</text:p>
          </table:table-cell>
          <table:table-cell office:value-type="float" office:value="1.0760000000000001" table:style-name="ce1">
            <text:p>1.07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6E-2" table:style-name="ce1">
            <text:p>0.016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3.1E-2" table:style-name="ce1">
            <text:p>0.031</text:p>
          </table:table-cell>
          <table:table-cell office:value-type="float" office:value="7.2999999999999995E-2" table:style-name="ce1">
            <text:p>0.073</text:p>
          </table:table-cell>
          <table:table-cell office:value-type="float" office:value="0.19900000000000001" table:style-name="ce1">
            <text:p>0.199</text:p>
          </table:table-cell>
          <table:table-cell office:value-type="float" office:value="0.40400000000000003" table:style-name="ce1">
            <text:p>0.404</text:p>
          </table:table-cell>
          <table:table-cell office:value-type="float" office:value="0.83199999999999996" table:style-name="ce1">
            <text:p>0.832</text:p>
          </table:table-cell>
          <table:table-cell table:number-columns-repeated="1634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E-3" table:style-name="ce1">
            <text:p>0.001</text:p>
          </table:table-cell>
          <table:table-cell office:value-type="float" office:value="0" table:style-name="ce1">
            <text:p>0</text:p>
          </table:table-cell>
          <table:table-cell office:value-type="float" office:value="2E-3" table:style-name="ce1">
            <text:p>0.002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1.0999999999999999E-2" table:style-name="ce1">
            <text:p>0.011</text:p>
          </table:table-cell>
          <table:table-cell office:value-type="float" office:value="0.03" table:style-name="ce1">
            <text:p>0.03</text:p>
          </table:table-cell>
          <table:table-cell office:value-type="float" office:value="5.7000000000000002E-2" table:style-name="ce1">
            <text:p>0.057</text:p>
          </table:table-cell>
          <table:table-cell office:value-type="float" office:value="0.28899999999999998" table:style-name="ce1">
            <text:p>0.289</text:p>
          </table:table-cell>
          <table:table-cell office:value-type="float" office:value="1.262" table:style-name="ce1">
            <text:p>1.262</text:p>
          </table:table-cell>
          <table:table-cell office:value-type="float" office:value="4.0430000000000001" table:style-name="ce1">
            <text:p>4.043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9E-2" table:style-name="ce1">
            <text:p>0.019</text:p>
          </table:table-cell>
          <table:table-cell office:value-type="float" office:value="4.7E-2" table:style-name="ce1">
            <text:p>0.047</text:p>
          </table:table-cell>
          <table:table-cell office:value-type="float" office:value="7.8E-2" table:style-name="ce1">
            <text:p>0.078</text:p>
          </table:table-cell>
          <table:table-cell office:value-type="float" office:value="0.23899999999999999" table:style-name="ce1">
            <text:p>0.239</text:p>
          </table:table-cell>
          <table:table-cell office:value-type="float" office:value="0.48699999999999999" table:style-name="ce1">
            <text:p>0.487</text:p>
          </table:table-cell>
          <table:table-cell office:value-type="float" office:value="0.89100000000000001" table:style-name="ce1">
            <text:p>0.89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E-3" table:style-name="ce1">
            <text:p>0.002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1.6E-2" table:style-name="ce1">
            <text:p>0.016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0.04" table:style-name="ce1">
            <text:p>0.04</text:p>
          </table:table-cell>
          <table:table-cell office:value-type="float" office:value="7.8E-2" table:style-name="ce1">
            <text:p>0.078</text:p>
          </table:table-cell>
          <table:table-cell office:value-type="float" office:value="0.187" table:style-name="ce1">
            <text:p>0.187</text:p>
          </table:table-cell>
          <table:table-cell office:value-type="float" office:value="0.39200000000000002" table:style-name="ce1">
            <text:p>0.392</text:p>
          </table:table-cell>
          <table:table-cell office:value-type="float" office:value="0.85899999999999999" table:style-name="ce1">
            <text:p>0.859</text:p>
          </table:table-cell>
          <table:table-cell table:number-columns-repeated="1634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2E-3" table:style-name="ce1">
            <text:p>0.002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.01" table:style-name="ce1">
            <text:p>0.01</text:p>
          </table:table-cell>
          <table:table-cell office:value-type="float" office:value="2.4E-2" table:style-name="ce1">
            <text:p>0.024</text:p>
          </table:table-cell>
          <table:table-cell office:value-type="float" office:value="8.4000000000000005E-2" table:style-name="ce1">
            <text:p>0.084</text:p>
          </table:table-cell>
          <table:table-cell office:value-type="float" office:value="0.29599999999999999" table:style-name="ce1">
            <text:p>0.296</text:p>
          </table:table-cell>
          <table:table-cell office:value-type="float" office:value="1.2110000000000001" table:style-name="ce1">
            <text:p>1.211</text:p>
          </table:table-cell>
          <table:table-cell office:value-type="float" office:value="4.3090000000000002" table:style-name="ce1">
            <text:p>4.309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6E-2" table:style-name="ce1">
            <text:p>0.016</text:p>
          </table:table-cell>
          <table:table-cell office:value-type="float" office:value="1.6E-2" table:style-name="ce1">
            <text:p>0.016</text:p>
          </table:table-cell>
          <table:table-cell office:value-type="float" office:value="3.1E-2" table:style-name="ce1">
            <text:p>0.031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9.4E-2" table:style-name="ce1">
            <text:p>0.094</text:p>
          </table:table-cell>
          <table:table-cell office:value-type="float" office:value="0.218" table:style-name="ce1">
            <text:p>0.218</text:p>
          </table:table-cell>
          <table:table-cell office:value-type="float" office:value="0.44700000000000001" table:style-name="ce1">
            <text:p>0.447</text:p>
          </table:table-cell>
          <table:table-cell office:value-type="float" office:value="1.0149999999999999" table:style-name="ce1">
            <text:p>1.015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3.1E-2" table:style-name="ce1">
            <text:p>0.031</text:p>
          </table:table-cell>
          <table:table-cell office:value-type="float" office:value="7.8E-2" table:style-name="ce1">
            <text:p>0.078</text:p>
          </table:table-cell>
          <table:table-cell office:value-type="float" office:value="0.20300000000000001" table:style-name="ce1">
            <text:p>0.203</text:p>
          </table:table-cell>
          <table:table-cell office:value-type="float" office:value="0.41" table:style-name="ce1">
            <text:p>0.41</text:p>
          </table:table-cell>
          <table:table-cell office:value-type="float" office:value="0.81499999999999995" table:style-name="ce1">
            <text:p>0.815</text:p>
          </table:table-cell>
          <table:table-cell table:number-columns-repeated="1634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E-3" table:style-name="ce1">
            <text:p>0.001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1">
            <text:p>0.001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1.7999999999999999E-2" table:style-name="ce1">
            <text:p>0.018</text:p>
          </table:table-cell>
          <table:table-cell office:value-type="float" office:value="7.6999999999999999E-2" table:style-name="ce1">
            <text:p>0.077</text:p>
          </table:table-cell>
          <table:table-cell office:value-type="float" office:value="0.34599999999999997" table:style-name="ce1">
            <text:p>0.346</text:p>
          </table:table-cell>
          <table:table-cell office:value-type="float" office:value="1.204" table:style-name="ce1">
            <text:p>1.204</text:p>
          </table:table-cell>
          <table:table-cell office:value-type="float" office:value="0.21299999999999999" table:style-name="ce1">
            <text:p>0.213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2E-3" table:style-name="ce1">
            <text:p>0.002</text:p>
          </table:table-cell>
          <table:table-cell office:value-type="float" office:value="1.6E-2" table:style-name="ce1">
            <text:p>0.016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4.7E-2" table:style-name="ce1">
            <text:p>0.047</text:p>
          </table:table-cell>
          <table:table-cell office:value-type="float" office:value="0.14099999999999999" table:style-name="ce1">
            <text:p>0.141</text:p>
          </table:table-cell>
          <table:table-cell office:value-type="float" office:value="0.219" table:style-name="ce1">
            <text:p>0.219</text:p>
          </table:table-cell>
          <table:table-cell office:value-type="float" office:value="0.45800000000000002" table:style-name="ce1">
            <text:p>0.458</text:p>
          </table:table-cell>
          <table:table-cell office:value-type="float" office:value="0.92" table:style-name="ce1">
            <text:p>0.9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6E-2" table:style-name="ce1">
            <text:p>0.016</text:p>
          </table:table-cell>
          <table:table-cell office:value-type="float" office:value="3.1E-2" table:style-name="ce1">
            <text:p>0.031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0.27600000000000002" table:style-name="ce1">
            <text:p>0.276</text:p>
          </table:table-cell>
          <table:table-cell office:value-type="float" office:value="0.39700000000000002" table:style-name="ce1">
            <text:p>0.397</text:p>
          </table:table-cell>
          <table:table-cell office:value-type="float" office:value="0.82099999999999995" table:style-name="ce1">
            <text:p>0.821</text:p>
          </table:table-cell>
          <table:table-cell table:number-columns-repeated="1634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8.9999999999999993E-3" table:style-name="ce1">
            <text:p>0.009</text:p>
          </table:table-cell>
          <table:table-cell office:value-type="float" office:value="2.4E-2" table:style-name="ce1">
            <text:p>0.024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0.378" table:style-name="ce1">
            <text:p>0.378</text:p>
          </table:table-cell>
          <table:table-cell office:value-type="float" office:value="1.0720000000000001" table:style-name="ce1">
            <text:p>1.072</text:p>
          </table:table-cell>
          <table:table-cell office:value-type="float" office:value="4.7530000000000001" table:style-name="ce1">
            <text:p>4.753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6E-2" table:style-name="ce1">
            <text:p>0.016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3.1E-2" table:style-name="ce1">
            <text:p>0.031</text:p>
          </table:table-cell>
          <table:table-cell office:value-type="float" office:value="4.7E-2" table:style-name="ce1">
            <text:p>0.047</text:p>
          </table:table-cell>
          <table:table-cell office:value-type="float" office:value="9.4E-2" table:style-name="ce1">
            <text:p>0.094</text:p>
          </table:table-cell>
          <table:table-cell office:value-type="float" office:value="0.23200000000000001" table:style-name="ce1">
            <text:p>0.232</text:p>
          </table:table-cell>
          <table:table-cell office:value-type="float" office:value="0.438" table:style-name="ce1">
            <text:p>0.438</text:p>
          </table:table-cell>
          <table:table-cell office:value-type="float" office:value="0.89100000000000001" table:style-name="ce1">
            <text:p>0.891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E-3" table:style-name="ce1">
            <text:p>0.0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6E-2" table:style-name="ce1">
            <text:p>0.016</text:p>
          </table:table-cell>
          <table:table-cell office:value-type="float" office:value="1.6E-2" table:style-name="ce1">
            <text:p>0.016</text:p>
          </table:table-cell>
          <table:table-cell office:value-type="float" office:value="3.1E-2" table:style-name="ce1">
            <text:p>0.031</text:p>
          </table:table-cell>
          <table:table-cell office:value-type="float" office:value="6.8000000000000005E-2" table:style-name="ce1">
            <text:p>0.068</text:p>
          </table:table-cell>
          <table:table-cell office:value-type="float" office:value="0.19500000000000001" table:style-name="ce1">
            <text:p>0.195</text:p>
          </table:table-cell>
          <table:table-cell office:value-type="float" office:value="0.55200000000000005" table:style-name="ce1">
            <text:p>0.552</text:p>
          </table:table-cell>
          <table:table-cell office:value-type="float" office:value="0.82599999999999996" table:style-name="ce1">
            <text:p>0.826</text:p>
          </table:table-cell>
          <table:table-cell table:number-columns-repeated="1634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E-3" table:style-name="ce1">
            <text:p>0.002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0.01" table:style-name="ce1">
            <text:p>0.01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8.3000000000000004E-2" table:style-name="ce1">
            <text:p>0.083</text:p>
          </table:table-cell>
          <table:table-cell office:value-type="float" office:value="0.375" table:style-name="ce1">
            <text:p>0.375</text:p>
          </table:table-cell>
          <table:table-cell office:value-type="float" office:value="1.175" table:style-name="ce1">
            <text:p>1.175</text:p>
          </table:table-cell>
          <table:table-cell office:value-type="float" office:value="0.24" table:style-name="ce1">
            <text:p>0.24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1E-2" table:style-name="ce1">
            <text:p>0.031</text:p>
          </table:table-cell>
          <table:table-cell office:value-type="float" office:value="4.7E-2" table:style-name="ce1">
            <text:p>0.047</text:p>
          </table:table-cell>
          <table:table-cell office:value-type="float" office:value="9.8000000000000004E-2" table:style-name="ce1">
            <text:p>0.098</text:p>
          </table:table-cell>
          <table:table-cell office:value-type="float" office:value="0.24399999999999999" table:style-name="ce1">
            <text:p>0.244</text:p>
          </table:table-cell>
          <table:table-cell office:value-type="float" office:value="0.57499999999999996" table:style-name="ce1">
            <text:p>0.575</text:p>
          </table:table-cell>
          <table:table-cell office:value-type="float" office:value="0.88800000000000001" table:style-name="ce1">
            <text:p>0.888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7999999999999999E-2" table:style-name="ce1">
            <text:p>0.018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3.1E-2" table:style-name="ce1">
            <text:p>0.031</text:p>
          </table:table-cell>
          <table:table-cell office:value-type="float" office:value="6.0999999999999999E-2" table:style-name="ce1">
            <text:p>0.061</text:p>
          </table:table-cell>
          <table:table-cell office:value-type="float" office:value="0.247" table:style-name="ce1">
            <text:p>0.247</text:p>
          </table:table-cell>
          <table:table-cell office:value-type="float" office:value="0.38500000000000001" table:style-name="ce1">
            <text:p>0.385</text:p>
          </table:table-cell>
          <table:table-cell office:value-type="float" office:value="0.84199999999999997" table:style-name="ce1">
            <text:p>0.842</text:p>
          </table:table-cell>
          <table:table-cell table:number-columns-repeated="1634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1">
            <text:p>0.001</text:p>
          </table:table-cell>
          <table:table-cell office:value-type="float" office:value="2E-3" table:style-name="ce1">
            <text:p>0.002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8.9999999999999993E-3" table:style-name="ce1">
            <text:p>0.009</text:p>
          </table:table-cell>
          <table:table-cell office:value-type="float" office:value="2.7E-2" table:style-name="ce1">
            <text:p>0.027</text:p>
          </table:table-cell>
          <table:table-cell office:value-type="float" office:value="8.6999999999999994E-2" table:style-name="ce1">
            <text:p>0.087</text:p>
          </table:table-cell>
          <table:table-cell office:value-type="float" office:value="0.36199999999999999" table:style-name="ce1">
            <text:p>0.362</text:p>
          </table:table-cell>
          <table:table-cell office:value-type="float" office:value="1.323" table:style-name="ce1">
            <text:p>1.323</text:p>
          </table:table-cell>
          <table:table-cell office:value-type="float" office:value="0.21299999999999999" table:style-name="ce1">
            <text:p>0.213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E-3" table:style-name="ce1">
            <text:p>0.001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1E-2" table:style-name="ce1">
            <text:p>0.031</text:p>
          </table:table-cell>
          <table:table-cell office:value-type="float" office:value="4.7E-2" table:style-name="ce1">
            <text:p>0.047</text:p>
          </table:table-cell>
          <table:table-cell office:value-type="float" office:value="8.6999999999999994E-2" table:style-name="ce1">
            <text:p>0.087</text:p>
          </table:table-cell>
          <table:table-cell office:value-type="float" office:value="0.23699999999999999" table:style-name="ce1">
            <text:p>0.237</text:p>
          </table:table-cell>
          <table:table-cell office:value-type="float" office:value="0.52600000000000002" table:style-name="ce1">
            <text:p>0.526</text:p>
          </table:table-cell>
          <table:table-cell office:value-type="float" office:value="0.89900000000000002" table:style-name="ce1">
            <text:p>0.899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2" table:style-name="ce1">
            <text:p>0.02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7.6999999999999999E-2" table:style-name="ce1">
            <text:p>0.077</text:p>
          </table:table-cell>
          <table:table-cell office:value-type="float" office:value="0.28100000000000003" table:style-name="ce1">
            <text:p>0.281</text:p>
          </table:table-cell>
          <table:table-cell office:value-type="float" office:value="0.39600000000000002" table:style-name="ce1">
            <text:p>0.396</text:p>
          </table:table-cell>
          <table:table-cell office:value-type="float" office:value="0.91" table:style-name="ce1">
            <text:p>0.91</text:p>
          </table:table-cell>
          <table:table-cell table:number-columns-repeated="1634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.01" table:style-name="ce1">
            <text:p>0.01</text:p>
          </table:table-cell>
          <table:table-cell office:value-type="float" office:value="2.8000000000000001E-2" table:style-name="ce1">
            <text:p>0.028</text:p>
          </table:table-cell>
          <table:table-cell office:value-type="float" office:value="2.1999999999999999E-2" table:style-name="ce1">
            <text:p>0.022</text:p>
          </table:table-cell>
          <table:table-cell office:value-type="float" office:value="0.32" table:style-name="ce1">
            <text:p>0.32</text:p>
          </table:table-cell>
          <table:table-cell office:value-type="float" office:value="1.1459999999999999" table:style-name="ce1">
            <text:p>1.146</text:p>
          </table:table-cell>
          <table:table-cell office:value-type="float" office:value="3.9569999999999999" table:style-name="ce1">
            <text:p>3.957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6E-2" table:style-name="ce1">
            <text:p>0.016</text:p>
          </table:table-cell>
          <table:table-cell office:value-type="float" office:value="0.01" table:style-name="ce1">
            <text:p>0.01</text:p>
          </table:table-cell>
          <table:table-cell office:value-type="float" office:value="3.1E-2" table:style-name="ce1">
            <text:p>0.031</text:p>
          </table:table-cell>
          <table:table-cell office:value-type="float" office:value="4.7E-2" table:style-name="ce1">
            <text:p>0.047</text:p>
          </table:table-cell>
          <table:table-cell office:value-type="float" office:value="0.11600000000000001" table:style-name="ce1">
            <text:p>0.116</text:p>
          </table:table-cell>
          <table:table-cell office:value-type="float" office:value="0.22" table:style-name="ce1">
            <text:p>0.22</text:p>
          </table:table-cell>
          <table:table-cell office:value-type="float" office:value="0.45200000000000001" table:style-name="ce1">
            <text:p>0.452</text:p>
          </table:table-cell>
          <table:table-cell office:value-type="float" office:value="0.90200000000000002" table:style-name="ce1">
            <text:p>0.902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6E-2" table:style-name="ce1">
            <text:p>0.016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3.1E-2" table:style-name="ce1">
            <text:p>0.031</text:p>
          </table:table-cell>
          <table:table-cell office:value-type="float" office:value="6.3E-2" table:style-name="ce1">
            <text:p>0.063</text:p>
          </table:table-cell>
          <table:table-cell office:value-type="float" office:value="0.27900000000000003" table:style-name="ce1">
            <text:p>0.279</text:p>
          </table:table-cell>
          <table:table-cell office:value-type="float" office:value="0.41199999999999998" table:style-name="ce1">
            <text:p>0.412</text:p>
          </table:table-cell>
          <table:table-cell office:value-type="float" office:value="0.91700000000000004" table:style-name="ce1">
            <text:p>0.917</text:p>
          </table:table-cell>
          <table:table-cell table:number-columns-repeated="1634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.01" table:style-name="ce1">
            <text:p>0.01</text:p>
          </table:table-cell>
          <table:table-cell office:value-type="float" office:value="2.7E-2" table:style-name="ce1">
            <text:p>0.027</text:p>
          </table:table-cell>
          <table:table-cell office:value-type="float" office:value="4.4999999999999998E-2" table:style-name="ce1">
            <text:p>0.045</text:p>
          </table:table-cell>
          <table:table-cell office:value-type="float" office:value="0.35099999999999998" table:style-name="ce1">
            <text:p>0.351</text:p>
          </table:table-cell>
          <table:table-cell office:value-type="float" office:value="1.3480000000000001" table:style-name="ce1">
            <text:p>1.348</text:p>
          </table:table-cell>
          <table:table-cell office:value-type="float" office:value="4.6260000000000003" table:style-name="ce1">
            <text:p>4.626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6E-2" table:style-name="ce1">
            <text:p>0.016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9.4E-2" table:style-name="ce1">
            <text:p>0.094</text:p>
          </table:table-cell>
          <table:table-cell office:value-type="float" office:value="0.218" table:style-name="ce1">
            <text:p>0.218</text:p>
          </table:table-cell>
          <table:table-cell office:value-type="float" office:value="0.45800000000000002" table:style-name="ce1">
            <text:p>0.458</text:p>
          </table:table-cell>
          <table:table-cell office:value-type="float" office:value="0.89100000000000001" table:style-name="ce1">
            <text:p>0.891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6E-2" table:style-name="ce1">
            <text:p>0.016</text:p>
          </table:table-cell>
          <table:table-cell office:value-type="float" office:value="3.1E-2" table:style-name="ce1">
            <text:p>0.031</text:p>
          </table:table-cell>
          <table:table-cell office:value-type="float" office:value="7.8E-2" table:style-name="ce1">
            <text:p>0.078</text:p>
          </table:table-cell>
          <table:table-cell office:value-type="float" office:value="0.189" table:style-name="ce1">
            <text:p>0.189</text:p>
          </table:table-cell>
          <table:table-cell office:value-type="float" office:value="0.41899999999999998" table:style-name="ce1">
            <text:p>0.419</text:p>
          </table:table-cell>
          <table:table-cell office:value-type="float" office:value="0.84499999999999997" table:style-name="ce1">
            <text:p>0.845</text:p>
          </table:table-cell>
          <table:table-cell table:number-columns-repeated="1634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1">
            <text:p>0.001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.01" table:style-name="ce1">
            <text:p>0.01</text:p>
          </table:table-cell>
          <table:table-cell office:value-type="float" office:value="2.3E-2" table:style-name="ce1">
            <text:p>0.023</text:p>
          </table:table-cell>
          <table:table-cell office:value-type="float" office:value="6.6000000000000003E-2" table:style-name="ce1">
            <text:p>0.066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1.153" table:style-name="ce1">
            <text:p>1.153</text:p>
          </table:table-cell>
          <table:table-cell office:value-type="float" office:value="4.16" table:style-name="ce1">
            <text:p>4.16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4.7E-2" table:style-name="ce1">
            <text:p>0.047</text:p>
          </table:table-cell>
          <table:table-cell office:value-type="float" office:value="0.109" table:style-name="ce1">
            <text:p>0.109</text:p>
          </table:table-cell>
          <table:table-cell office:value-type="float" office:value="0.25900000000000001" table:style-name="ce1">
            <text:p>0.259</text:p>
          </table:table-cell>
          <table:table-cell office:value-type="float" office:value="0.60699999999999998" table:style-name="ce1">
            <text:p>0.607</text:p>
          </table:table-cell>
          <table:table-cell office:value-type="float" office:value="0.95399999999999996" table:style-name="ce1">
            <text:p>0.954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6E-2" table:style-name="ce1">
            <text:p>0.016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6.3E-2" table:style-name="ce1">
            <text:p>0.063</text:p>
          </table:table-cell>
          <table:table-cell office:value-type="float" office:value="0.185" table:style-name="ce1">
            <text:p>0.185</text:p>
          </table:table-cell>
          <table:table-cell office:value-type="float" office:value="0.41099999999999998" table:style-name="ce1">
            <text:p>0.411</text:p>
          </table:table-cell>
          <table:table-cell office:value-type="float" office:value="0.82" table:style-name="ce1">
            <text:p>0.82</text:p>
          </table:table-cell>
          <table:table-cell table:number-columns-repeated="16349"/>
        </table:table-row>
        <table:table-row table:style-name="ro1">
          <table:table-cell office:value-type="string" table:style-name="ce1">
            <text:p>Jarvis Scan</text:p>
          </table:table-cell>
          <table:table-cell table:number-columns-repeated="11" table:style-name="ce1"/>
          <table:table-cell office:value-type="string" table:style-name="ce1">
            <text:p>Quick Hull</text:p>
          </table:table-cell>
          <table:table-cell table:number-columns-repeated="11" table:style-name="ce1"/>
          <table:table-cell office:value-type="string" table:style-name="ce1">
            <text:p>Sweep Line</text:p>
          </table:table-cell>
          <table:table-cell table:number-columns-repeated="16359" table:style-name="ce1"/>
        </table:table-row>
        <table:table-row table:style-name="ro1">
          <table:table-cell office:value-type="string" table:style-name="ce1">
            <text:p>Grid</text:p>
          </table:table-cell>
          <table:table-cell table:number-columns-repeated="11" table:style-name="ce1"/>
          <table:table-cell office:value-type="string" table:style-name="ce1">
            <text:p>Grid</text:p>
          </table:table-cell>
          <table:table-cell table:number-columns-repeated="11" table:style-name="ce1"/>
          <table:table-cell office:value-type="string" table:style-name="ce1">
            <text:p>Grid</text:p>
          </table:table-cell>
          <table:table-cell table:number-columns-repeated="16359" table:style-name="ce1"/>
        </table:table-row>
        <table:table-row table:style-name="ro1">
          <table:table-cell table:style-name="ce1"/>
          <table:table-cell office:value-type="float" office:value="1000" table:style-name="ce1">
            <text:p>1000</text:p>
          </table:table-cell>
          <table:table-cell office:value-type="float" office:value="2500" table:style-name="ce1">
            <text:p>2500</text:p>
          </table:table-cell>
          <table:table-cell office:value-type="float" office:value="5000" table:style-name="ce1">
            <text:p>5000</text:p>
          </table:table-cell>
          <table:table-cell office:value-type="float" office:value="10000" table:style-name="ce1">
            <text:p>10000</text:p>
          </table:table-cell>
          <table:table-cell office:value-type="float" office:value="25000" table:style-name="ce1">
            <text:p>25000</text:p>
          </table:table-cell>
          <table:table-cell office:value-type="float" office:value="50000" table:style-name="ce1">
            <text:p>50000</text:p>
          </table:table-cell>
          <table:table-cell office:value-type="float" office:value="100000" table:style-name="ce1">
            <text:p>100000</text:p>
          </table:table-cell>
          <table:table-cell office:value-type="float" office:value="250000" table:style-name="ce1">
            <text:p>250000</text:p>
          </table:table-cell>
          <table:table-cell office:value-type="float" office:value="500000" table:style-name="ce1">
            <text:p>500000</text:p>
          </table:table-cell>
          <table:table-cell office:value-type="float" office:value="1000000" table:style-name="ce1">
            <text:p>1000000</text:p>
          </table:table-cell>
          <table:table-cell table:number-columns-repeated="2" table:style-name="ce1"/>
          <table:table-cell office:value-type="float" office:value="1000" table:style-name="ce1">
            <text:p>1000</text:p>
          </table:table-cell>
          <table:table-cell office:value-type="float" office:value="2500" table:style-name="ce1">
            <text:p>2500</text:p>
          </table:table-cell>
          <table:table-cell office:value-type="float" office:value="5000" table:style-name="ce1">
            <text:p>5000</text:p>
          </table:table-cell>
          <table:table-cell office:value-type="float" office:value="10000" table:style-name="ce1">
            <text:p>10000</text:p>
          </table:table-cell>
          <table:table-cell office:value-type="float" office:value="25000" table:style-name="ce1">
            <text:p>25000</text:p>
          </table:table-cell>
          <table:table-cell office:value-type="float" office:value="50000" table:style-name="ce1">
            <text:p>50000</text:p>
          </table:table-cell>
          <table:table-cell office:value-type="float" office:value="100000" table:style-name="ce1">
            <text:p>100000</text:p>
          </table:table-cell>
          <table:table-cell office:value-type="float" office:value="250000" table:style-name="ce1">
            <text:p>250000</text:p>
          </table:table-cell>
          <table:table-cell office:value-type="float" office:value="500000" table:style-name="ce1">
            <text:p>500000</text:p>
          </table:table-cell>
          <table:table-cell office:value-type="float" office:value="1000000" table:style-name="ce1">
            <text:p>1000000</text:p>
          </table:table-cell>
          <table:table-cell table:number-columns-repeated="2" table:style-name="ce1"/>
          <table:table-cell office:value-type="float" office:value="1000" table:style-name="ce1">
            <text:p>1000</text:p>
          </table:table-cell>
          <table:table-cell office:value-type="float" office:value="2500" table:style-name="ce1">
            <text:p>2500</text:p>
          </table:table-cell>
          <table:table-cell office:value-type="float" office:value="5000" table:style-name="ce1">
            <text:p>5000</text:p>
          </table:table-cell>
          <table:table-cell office:value-type="float" office:value="10000" table:style-name="ce1">
            <text:p>10000</text:p>
          </table:table-cell>
          <table:table-cell office:value-type="float" office:value="25000" table:style-name="ce1">
            <text:p>25000</text:p>
          </table:table-cell>
          <table:table-cell office:value-type="float" office:value="50000" table:style-name="ce1">
            <text:p>50000</text:p>
          </table:table-cell>
          <table:table-cell office:value-type="float" office:value="100000" table:style-name="ce1">
            <text:p>100000</text:p>
          </table:table-cell>
          <table:table-cell office:value-type="float" office:value="250000" table:style-name="ce1">
            <text:p>250000</text:p>
          </table:table-cell>
          <table:table-cell office:value-type="float" office:value="500000" table:style-name="ce1">
            <text:p>500000</text:p>
          </table:table-cell>
          <table:table-cell office:value-type="float" office:value="1000000" table:style-name="ce1">
            <text:p>1000000</text:p>
          </table:table-cell>
          <table:table-cell table:number-columns-repeated="1634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.6E-2" table:style-name="ce1">
            <text:p>0.016</text:p>
          </table:table-cell>
          <table:table-cell office:value-type="float" office:value="8.9999999999999993E-3" table:style-name="ce1">
            <text:p>0.009</text:p>
          </table:table-cell>
          <table:table-cell office:value-type="float" office:value="2.4E-2" table:style-name="ce1">
            <text:p>0.024</text:p>
          </table:table-cell>
          <table:table-cell office:value-type="float" office:value="5.3999999999999999E-2" table:style-name="ce1">
            <text:p>0.054</text:p>
          </table:table-cell>
          <table:table-cell office:value-type="float" office:value="9.9000000000000005E-2" table:style-name="ce1">
            <text:p>0.099</text:p>
          </table:table-cell>
          <table:table-cell office:value-type="float" office:value="0.254" table:style-name="ce1">
            <text:p>0.254</text:p>
          </table:table-cell>
          <table:table-cell office:value-type="float" office:value="0.55400000000000005" table:style-name="ce1">
            <text:p>0.554</text:p>
          </table:table-cell>
          <table:table-cell office:value-type="float" office:value="1.0469999999999999" table:style-name="ce1">
            <text:p>1.047</text:p>
          </table:table-cell>
          <table:table-cell office:value-type="float" office:value="2.1080000000000001" table:style-name="ce1">
            <text:p>2.10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6E-2" table:style-name="ce1">
            <text:p>0.016</text:p>
          </table:table-cell>
          <table:table-cell office:value-type="float" office:value="3.1E-2" table:style-name="ce1">
            <text:p>0.031</text:p>
          </table:table-cell>
          <table:table-cell office:value-type="float" office:value="6.2E-2" table:style-name="ce1">
            <text:p>0.062</text:p>
          </table:table-cell>
          <table:table-cell office:value-type="float" office:value="0.28100000000000003" table:style-name="ce1">
            <text:p>0.281</text:p>
          </table:table-cell>
          <table:table-cell office:value-type="float" office:value="0.34899999999999998" table:style-name="ce1">
            <text:p>0.349</text:p>
          </table:table-cell>
          <table:table-cell office:value-type="float" office:value="0.77900000000000003" table:style-name="ce1">
            <text:p>0.77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0" table:style-name="ce1">
            <text:p>0</text:p>
          </table:table-cell>
          <table:table-cell office:value-type="float" office:value="1.6E-2" table:style-name="ce1">
            <text:p>0.016</text:p>
          </table:table-cell>
          <table:table-cell office:value-type="float" office:value="1.6E-2" table:style-name="ce1">
            <text:p>0.016</text:p>
          </table:table-cell>
          <table:table-cell office:value-type="float" office:value="1.9E-2" table:style-name="ce1">
            <text:p>0.019</text:p>
          </table:table-cell>
          <table:table-cell office:value-type="float" office:value="4.7E-2" table:style-name="ce1">
            <text:p>0.047</text:p>
          </table:table-cell>
          <table:table-cell office:value-type="float" office:value="0.29199999999999998" table:style-name="ce1">
            <text:p>0.292</text:p>
          </table:table-cell>
          <table:table-cell office:value-type="float" office:value="0.32500000000000001" table:style-name="ce1">
            <text:p>0.325</text:p>
          </table:table-cell>
          <table:table-cell office:value-type="float" office:value="0.71099999999999997" table:style-name="ce1">
            <text:p>0.711</text:p>
          </table:table-cell>
          <table:table-cell table:number-columns-repeated="1634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E-3" table:style-name="ce1">
            <text:p>0.002</text:p>
          </table:table-cell>
          <table:table-cell office:value-type="float" office:value="0" table:style-name="ce1">
            <text:p>0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6.7000000000000004E-2" table:style-name="ce1">
            <text:p>0.067</text:p>
          </table:table-cell>
          <table:table-cell office:value-type="float" office:value="9.4E-2" table:style-name="ce1">
            <text:p>0.094</text:p>
          </table:table-cell>
          <table:table-cell office:value-type="float" office:value="0.40600000000000003" table:style-name="ce1">
            <text:p>0.406</text:p>
          </table:table-cell>
          <table:table-cell office:value-type="float" office:value="0.64600000000000002" table:style-name="ce1">
            <text:p>0.646</text:p>
          </table:table-cell>
          <table:table-cell office:value-type="float" office:value="1.2410000000000001" table:style-name="ce1">
            <text:p>1.241</text:p>
          </table:table-cell>
          <table:table-cell office:value-type="float" office:value="2.0920000000000001" table:style-name="ce1">
            <text:p>2.09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3.1E-2" table:style-name="ce1">
            <text:p>0.031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0.16800000000000001" table:style-name="ce1">
            <text:p>0.168</text:p>
          </table:table-cell>
          <table:table-cell office:value-type="float" office:value="0.35699999999999998" table:style-name="ce1">
            <text:p>0.357</text:p>
          </table:table-cell>
          <table:table-cell office:value-type="float" office:value="0.78600000000000003" table:style-name="ce1">
            <text:p>0.786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3E-2" table:style-name="ce1">
            <text:p>0.023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6.2E-2" table:style-name="ce1">
            <text:p>0.062</text:p>
          </table:table-cell>
          <table:table-cell office:value-type="float" office:value="0.13200000000000001" table:style-name="ce1">
            <text:p>0.132</text:p>
          </table:table-cell>
          <table:table-cell office:value-type="float" office:value="0.312" table:style-name="ce1">
            <text:p>0.312</text:p>
          </table:table-cell>
          <table:table-cell office:value-type="float" office:value="0.69399999999999995" table:style-name="ce1">
            <text:p>0.694</text:p>
          </table:table-cell>
          <table:table-cell table:number-columns-repeated="1634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0.113" table:style-name="ce1">
            <text:p>0.113</text:p>
          </table:table-cell>
          <table:table-cell office:value-type="float" office:value="0.29599999999999999" table:style-name="ce1">
            <text:p>0.296</text:p>
          </table:table-cell>
          <table:table-cell office:value-type="float" office:value="0.60699999999999998" table:style-name="ce1">
            <text:p>0.607</text:p>
          </table:table-cell>
          <table:table-cell office:value-type="float" office:value="1.044" table:style-name="ce1">
            <text:p>1.044</text:p>
          </table:table-cell>
          <table:table-cell office:value-type="float" office:value="2.0950000000000002" table:style-name="ce1">
            <text:p>2.095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1.6E-2" table:style-name="ce1">
            <text:p>0.016</text:p>
          </table:table-cell>
          <table:table-cell office:value-type="float" office:value="3.1E-2" table:style-name="ce1">
            <text:p>0.031</text:p>
          </table:table-cell>
          <table:table-cell office:value-type="float" office:value="6.3E-2" table:style-name="ce1">
            <text:p>0.063</text:p>
          </table:table-cell>
          <table:table-cell office:value-type="float" office:value="0.41899999999999998" table:style-name="ce1">
            <text:p>0.419</text:p>
          </table:table-cell>
          <table:table-cell office:value-type="float" office:value="0.51600000000000001" table:style-name="ce1">
            <text:p>0.516</text:p>
          </table:table-cell>
          <table:table-cell office:value-type="float" office:value="0.77900000000000003" table:style-name="ce1">
            <text:p>0.779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0" table:style-name="ce1">
            <text:p>0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0" table:style-name="ce1">
            <text:p>0</text:p>
          </table:table-cell>
          <table:table-cell office:value-type="float" office:value="1.6E-2" table:style-name="ce1">
            <text:p>0.016</text:p>
          </table:table-cell>
          <table:table-cell office:value-type="float" office:value="4.7E-2" table:style-name="ce1">
            <text:p>0.047</text:p>
          </table:table-cell>
          <table:table-cell office:value-type="float" office:value="0.27900000000000003" table:style-name="ce1">
            <text:p>0.279</text:p>
          </table:table-cell>
          <table:table-cell office:value-type="float" office:value="0.29699999999999999" table:style-name="ce1">
            <text:p>0.297</text:p>
          </table:table-cell>
          <table:table-cell office:value-type="float" office:value="0.71499999999999997" table:style-name="ce1">
            <text:p>0.715</text:p>
          </table:table-cell>
          <table:table-cell table:number-columns-repeated="1634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.6E-2" table:style-name="ce1">
            <text:p>0.016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4.7E-2" table:style-name="ce1">
            <text:p>0.047</text:p>
          </table:table-cell>
          <table:table-cell office:value-type="float" office:value="6.7000000000000004E-2" table:style-name="ce1">
            <text:p>0.067</text:p>
          </table:table-cell>
          <table:table-cell office:value-type="float" office:value="0.20599999999999999" table:style-name="ce1">
            <text:p>0.206</text:p>
          </table:table-cell>
          <table:table-cell office:value-type="float" office:value="0.38300000000000001" table:style-name="ce1">
            <text:p>0.383</text:p>
          </table:table-cell>
          <table:table-cell office:value-type="float" office:value="0.61699999999999999" table:style-name="ce1">
            <text:p>0.617</text:p>
          </table:table-cell>
          <table:table-cell office:value-type="float" office:value="1.1990000000000001" table:style-name="ce1">
            <text:p>1.199</text:p>
          </table:table-cell>
          <table:table-cell office:value-type="float" office:value="2.08" table:style-name="ce1">
            <text:p>2.0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6E-2" table:style-name="ce1">
            <text:p>0.016</text:p>
          </table:table-cell>
          <table:table-cell office:value-type="float" office:value="3.1E-2" table:style-name="ce1">
            <text:p>0.031</text:p>
          </table:table-cell>
          <table:table-cell office:value-type="float" office:value="0.19700000000000001" table:style-name="ce1">
            <text:p>0.197</text:p>
          </table:table-cell>
          <table:table-cell office:value-type="float" office:value="0.156" table:style-name="ce1">
            <text:p>0.156</text:p>
          </table:table-cell>
          <table:table-cell office:value-type="float" office:value="0.35599999999999998" table:style-name="ce1">
            <text:p>0.356</text:p>
          </table:table-cell>
          <table:table-cell office:value-type="float" office:value="0.76900000000000002" table:style-name="ce1">
            <text:p>0.769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6E-2" table:style-name="ce1">
            <text:p>0.016</text:p>
          </table:table-cell>
          <table:table-cell office:value-type="float" office:value="0" table:style-name="ce1">
            <text:p>0</text:p>
          </table:table-cell>
          <table:table-cell office:value-type="float" office:value="3.1E-2" table:style-name="ce1">
            <text:p>0.031</text:p>
          </table:table-cell>
          <table:table-cell office:value-type="float" office:value="4.7E-2" table:style-name="ce1">
            <text:p>0.047</text:p>
          </table:table-cell>
          <table:table-cell office:value-type="float" office:value="0.29699999999999999" table:style-name="ce1">
            <text:p>0.297</text:p>
          </table:table-cell>
          <table:table-cell office:value-type="float" office:value="0.29899999999999999" table:style-name="ce1">
            <text:p>0.299</text:p>
          </table:table-cell>
          <table:table-cell office:value-type="float" office:value="0.72299999999999998" table:style-name="ce1">
            <text:p>0.723</text:p>
          </table:table-cell>
          <table:table-cell table:number-columns-repeated="1634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" table:style-name="ce1">
            <text:p>0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9.4E-2" table:style-name="ce1">
            <text:p>0.094</text:p>
          </table:table-cell>
          <table:table-cell office:value-type="float" office:value="0.39500000000000002" table:style-name="ce1">
            <text:p>0.395</text:p>
          </table:table-cell>
          <table:table-cell office:value-type="float" office:value="0.59699999999999998" table:style-name="ce1">
            <text:p>0.597</text:p>
          </table:table-cell>
          <table:table-cell office:value-type="float" office:value="1.0649999999999999" table:style-name="ce1">
            <text:p>1.065</text:p>
          </table:table-cell>
          <table:table-cell office:value-type="float" office:value="2.093" table:style-name="ce1">
            <text:p>2.093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6E-2" table:style-name="ce1">
            <text:p>0.016</text:p>
          </table:table-cell>
          <table:table-cell office:value-type="float" office:value="5.7000000000000002E-2" table:style-name="ce1">
            <text:p>0.057</text:p>
          </table:table-cell>
          <table:table-cell office:value-type="float" office:value="3.1E-2" table:style-name="ce1">
            <text:p>0.031</text:p>
          </table:table-cell>
          <table:table-cell office:value-type="float" office:value="5.1999999999999998E-2" table:style-name="ce1">
            <text:p>0.052</text:p>
          </table:table-cell>
          <table:table-cell office:value-type="float" office:value="0.22600000000000001" table:style-name="ce1">
            <text:p>0.226</text:p>
          </table:table-cell>
          <table:table-cell office:value-type="float" office:value="0.52200000000000002" table:style-name="ce1">
            <text:p>0.522</text:p>
          </table:table-cell>
          <table:table-cell office:value-type="float" office:value="0.78400000000000003" table:style-name="ce1">
            <text:p>0.784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1.6E-2" table:style-name="ce1">
            <text:p>0.016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5.1999999999999998E-2" table:style-name="ce1">
            <text:p>0.052</text:p>
          </table:table-cell>
          <table:table-cell office:value-type="float" office:value="0.14099999999999999" table:style-name="ce1">
            <text:p>0.141</text:p>
          </table:table-cell>
          <table:table-cell office:value-type="float" office:value="0.30199999999999999" table:style-name="ce1">
            <text:p>0.302</text:p>
          </table:table-cell>
          <table:table-cell office:value-type="float" office:value="0.70699999999999996" table:style-name="ce1">
            <text:p>0.707</text:p>
          </table:table-cell>
          <table:table-cell table:number-columns-repeated="1634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.6E-2" table:style-name="ce1">
            <text:p>0.016</text:p>
          </table:table-cell>
          <table:table-cell office:value-type="float" office:value="1.6E-2" table:style-name="ce1">
            <text:p>0.016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5.6000000000000001E-2" table:style-name="ce1">
            <text:p>0.056</text:p>
          </table:table-cell>
          <table:table-cell office:value-type="float" office:value="9.8000000000000004E-2" table:style-name="ce1">
            <text:p>0.098</text:p>
          </table:table-cell>
          <table:table-cell office:value-type="float" office:value="0.24399999999999999" table:style-name="ce1">
            <text:p>0.244</text:p>
          </table:table-cell>
          <table:table-cell office:value-type="float" office:value="0.58299999999999996" table:style-name="ce1">
            <text:p>0.583</text:p>
          </table:table-cell>
          <table:table-cell office:value-type="float" office:value="1.0509999999999999" table:style-name="ce1">
            <text:p>1.051</text:p>
          </table:table-cell>
          <table:table-cell office:value-type="float" office:value="2.101" table:style-name="ce1">
            <text:p>2.101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6E-2" table:style-name="ce1">
            <text:p>0.016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6.2E-2" table:style-name="ce1">
            <text:p>0.062</text:p>
          </table:table-cell>
          <table:table-cell office:value-type="float" office:value="0.17100000000000001" table:style-name="ce1">
            <text:p>0.171</text:p>
          </table:table-cell>
          <table:table-cell office:value-type="float" office:value="0.51700000000000002" table:style-name="ce1">
            <text:p>0.517</text:p>
          </table:table-cell>
          <table:table-cell office:value-type="float" office:value="0.77700000000000002" table:style-name="ce1">
            <text:p>0.777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0" table:style-name="ce1">
            <text:p>0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3.1E-2" table:style-name="ce1">
            <text:p>0.031</text:p>
          </table:table-cell>
          <table:table-cell office:value-type="float" office:value="4.7E-2" table:style-name="ce1">
            <text:p>0.047</text:p>
          </table:table-cell>
          <table:table-cell office:value-type="float" office:value="0.13800000000000001" table:style-name="ce1">
            <text:p>0.138</text:p>
          </table:table-cell>
          <table:table-cell office:value-type="float" office:value="0.30099999999999999" table:style-name="ce1">
            <text:p>0.301</text:p>
          </table:table-cell>
          <table:table-cell office:value-type="float" office:value="0.71" table:style-name="ce1">
            <text:p>0.71</text:p>
          </table:table-cell>
          <table:table-cell table:number-columns-repeated="1634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0.01" table:style-name="ce1">
            <text:p>0.01</text:p>
          </table:table-cell>
          <table:table-cell office:value-type="float" office:value="1.6E-2" table:style-name="ce1">
            <text:p>0.016</text:p>
          </table:table-cell>
          <table:table-cell office:value-type="float" office:value="4.7E-2" table:style-name="ce1">
            <text:p>0.047</text:p>
          </table:table-cell>
          <table:table-cell office:value-type="float" office:value="9.4E-2" table:style-name="ce1">
            <text:p>0.094</text:p>
          </table:table-cell>
          <table:table-cell office:value-type="float" office:value="0.247" table:style-name="ce1">
            <text:p>0.247</text:p>
          </table:table-cell>
          <table:table-cell office:value-type="float" office:value="0.624" table:style-name="ce1">
            <text:p>0.624</text:p>
          </table:table-cell>
          <table:table-cell office:value-type="float" office:value="1.0569999999999999" table:style-name="ce1">
            <text:p>1.057</text:p>
          </table:table-cell>
          <table:table-cell office:value-type="float" office:value="2.097" table:style-name="ce1">
            <text:p>2.097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6E-2" table:style-name="ce1">
            <text:p>0.016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3.1E-2" table:style-name="ce1">
            <text:p>0.031</text:p>
          </table:table-cell>
          <table:table-cell office:value-type="float" office:value="6.3E-2" table:style-name="ce1">
            <text:p>0.063</text:p>
          </table:table-cell>
          <table:table-cell office:value-type="float" office:value="0.156" table:style-name="ce1">
            <text:p>0.156</text:p>
          </table:table-cell>
          <table:table-cell office:value-type="float" office:value="0.48399999999999999" table:style-name="ce1">
            <text:p>0.484</text:p>
          </table:table-cell>
          <table:table-cell office:value-type="float" office:value="0.77700000000000002" table:style-name="ce1">
            <text:p>0.777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1.4E-2" table:style-name="ce1">
            <text:p>0.014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2.1999999999999999E-2" table:style-name="ce1">
            <text:p>0.022</text:p>
          </table:table-cell>
          <table:table-cell office:value-type="float" office:value="0.254" table:style-name="ce1">
            <text:p>0.254</text:p>
          </table:table-cell>
          <table:table-cell office:value-type="float" office:value="0.13900000000000001" table:style-name="ce1">
            <text:p>0.139</text:p>
          </table:table-cell>
          <table:table-cell office:value-type="float" office:value="0.29699999999999999" table:style-name="ce1">
            <text:p>0.297</text:p>
          </table:table-cell>
          <table:table-cell office:value-type="float" office:value="0.82299999999999995" table:style-name="ce1">
            <text:p>0.823</text:p>
          </table:table-cell>
          <table:table-cell table:number-columns-repeated="1634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6E-2" table:style-name="ce1">
            <text:p>0.016</text:p>
          </table:table-cell>
          <table:table-cell office:value-type="float" office:value="3.1E-2" table:style-name="ce1">
            <text:p>0.031</text:p>
          </table:table-cell>
          <table:table-cell office:value-type="float" office:value="4.7E-2" table:style-name="ce1">
            <text:p>0.047</text:p>
          </table:table-cell>
          <table:table-cell office:value-type="float" office:value="9.2999999999999999E-2" table:style-name="ce1">
            <text:p>0.093</text:p>
          </table:table-cell>
          <table:table-cell office:value-type="float" office:value="0.23499999999999999" table:style-name="ce1">
            <text:p>0.235</text:p>
          </table:table-cell>
          <table:table-cell office:value-type="float" office:value="0.58499999999999996" table:style-name="ce1">
            <text:p>0.585</text:p>
          </table:table-cell>
          <table:table-cell office:value-type="float" office:value="1.0620000000000001" table:style-name="ce1">
            <text:p>1.062</text:p>
          </table:table-cell>
          <table:table-cell office:value-type="float" office:value="2.1040000000000001" table:style-name="ce1">
            <text:p>2.104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1999999999999999E-2" table:style-name="ce1">
            <text:p>0.022</text:p>
          </table:table-cell>
          <table:table-cell office:value-type="float" office:value="3.1E-2" table:style-name="ce1">
            <text:p>0.031</text:p>
          </table:table-cell>
          <table:table-cell office:value-type="float" office:value="0.23499999999999999" table:style-name="ce1">
            <text:p>0.235</text:p>
          </table:table-cell>
          <table:table-cell office:value-type="float" office:value="0.152" table:style-name="ce1">
            <text:p>0.152</text:p>
          </table:table-cell>
          <table:table-cell office:value-type="float" office:value="0.35499999999999998" table:style-name="ce1">
            <text:p>0.355</text:p>
          </table:table-cell>
          <table:table-cell office:value-type="float" office:value="0.77300000000000002" table:style-name="ce1">
            <text:p>0.773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999999999999999E-2" table:style-name="ce1">
            <text:p>0.011</text:p>
          </table:table-cell>
          <table:table-cell office:value-type="float" office:value="3.1E-2" table:style-name="ce1">
            <text:p>0.031</text:p>
          </table:table-cell>
          <table:table-cell office:value-type="float" office:value="4.2000000000000003E-2" table:style-name="ce1">
            <text:p>0.042</text:p>
          </table:table-cell>
          <table:table-cell office:value-type="float" office:value="0.14099999999999999" table:style-name="ce1">
            <text:p>0.141</text:p>
          </table:table-cell>
          <table:table-cell office:value-type="float" office:value="0.46300000000000002" table:style-name="ce1">
            <text:p>0.463</text:p>
          </table:table-cell>
          <table:table-cell office:value-type="float" office:value="0.68400000000000005" table:style-name="ce1">
            <text:p>0.684</text:p>
          </table:table-cell>
          <table:table-cell table:number-columns-repeated="1634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.6E-2" table:style-name="ce1">
            <text:p>0.016</text:p>
          </table:table-cell>
          <table:table-cell office:value-type="float" office:value="0" table:style-name="ce1">
            <text:p>0</text:p>
          </table:table-cell>
          <table:table-cell office:value-type="float" office:value="1.6E-2" table:style-name="ce1">
            <text:p>0.016</text:p>
          </table:table-cell>
          <table:table-cell office:value-type="float" office:value="3.1E-2" table:style-name="ce1">
            <text:p>0.031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9.4E-2" table:style-name="ce1">
            <text:p>0.094</text:p>
          </table:table-cell>
          <table:table-cell office:value-type="float" office:value="0.26600000000000001" table:style-name="ce1">
            <text:p>0.266</text:p>
          </table:table-cell>
          <table:table-cell office:value-type="float" office:value="0.60799999999999998" table:style-name="ce1">
            <text:p>0.608</text:p>
          </table:table-cell>
          <table:table-cell office:value-type="float" office:value="1.276" table:style-name="ce1">
            <text:p>1.276</text:p>
          </table:table-cell>
          <table:table-cell office:value-type="float" office:value="2.0979999999999999" table:style-name="ce1">
            <text:p>2.098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3" table:style-name="ce1">
            <text:p>0.03</text:p>
          </table:table-cell>
          <table:table-cell office:value-type="float" office:value="3.1E-2" table:style-name="ce1">
            <text:p>0.031</text:p>
          </table:table-cell>
          <table:table-cell office:value-type="float" office:value="6.2E-2" table:style-name="ce1">
            <text:p>0.062</text:p>
          </table:table-cell>
          <table:table-cell office:value-type="float" office:value="0.157" table:style-name="ce1">
            <text:p>0.157</text:p>
          </table:table-cell>
          <table:table-cell office:value-type="float" office:value="0.51500000000000001" table:style-name="ce1">
            <text:p>0.515</text:p>
          </table:table-cell>
          <table:table-cell office:value-type="float" office:value="0.77900000000000003" table:style-name="ce1">
            <text:p>0.779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4.7E-2" table:style-name="ce1">
            <text:p>0.047</text:p>
          </table:table-cell>
          <table:table-cell office:value-type="float" office:value="0.29699999999999999" table:style-name="ce1">
            <text:p>0.297</text:p>
          </table:table-cell>
          <table:table-cell office:value-type="float" office:value="0.29699999999999999" table:style-name="ce1">
            <text:p>0.297</text:p>
          </table:table-cell>
          <table:table-cell office:value-type="float" office:value="0.71699999999999997" table:style-name="ce1">
            <text:p>0.717</text:p>
          </table:table-cell>
          <table:table-cell table:number-columns-repeated="1634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6E-2" table:style-name="ce1">
            <text:p>0.016</text:p>
          </table:table-cell>
          <table:table-cell office:value-type="float" office:value="7.1999999999999995E-2" table:style-name="ce1">
            <text:p>0.072</text:p>
          </table:table-cell>
          <table:table-cell office:value-type="float" office:value="9.4E-2" table:style-name="ce1">
            <text:p>0.094</text:p>
          </table:table-cell>
          <table:table-cell office:value-type="float" office:value="0.24199999999999999" table:style-name="ce1">
            <text:p>0.242</text:p>
          </table:table-cell>
          <table:table-cell office:value-type="float" office:value="0.59799999999999998" table:style-name="ce1">
            <text:p>0.598</text:p>
          </table:table-cell>
          <table:table-cell office:value-type="float" office:value="1.0629999999999999" table:style-name="ce1">
            <text:p>1.063</text:p>
          </table:table-cell>
          <table:table-cell office:value-type="float" office:value="2.0870000000000002" table:style-name="ce1">
            <text:p>2.087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6E-2" table:style-name="ce1">
            <text:p>0.016</text:p>
          </table:table-cell>
          <table:table-cell office:value-type="float" office:value="0" table:style-name="ce1">
            <text:p>0</text:p>
          </table:table-cell>
          <table:table-cell office:value-type="float" office:value="1.6E-2" table:style-name="ce1">
            <text:p>0.016</text:p>
          </table:table-cell>
          <table:table-cell office:value-type="float" office:value="3.1E-2" table:style-name="ce1">
            <text:p>0.031</text:p>
          </table:table-cell>
          <table:table-cell office:value-type="float" office:value="6.6000000000000003E-2" table:style-name="ce1">
            <text:p>0.066</text:p>
          </table:table-cell>
          <table:table-cell office:value-type="float" office:value="0.156" table:style-name="ce1">
            <text:p>0.156</text:p>
          </table:table-cell>
          <table:table-cell office:value-type="float" office:value="0.504" table:style-name="ce1">
            <text:p>0.504</text:p>
          </table:table-cell>
          <table:table-cell office:value-type="float" office:value="0.79500000000000004" table:style-name="ce1">
            <text:p>0.795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E-3" table:style-name="ce1">
            <text:p>0.001</text:p>
          </table:table-cell>
          <table:table-cell office:value-type="float" office:value="0" table:style-name="ce1">
            <text:p>0</text:p>
          </table:table-cell>
          <table:table-cell office:value-type="float" office:value="2E-3" table:style-name="ce1">
            <text:p>0.002</text:p>
          </table:table-cell>
          <table:table-cell office:value-type="float" office:value="0" table:style-name="ce1">
            <text:p>0</text:p>
          </table:table-cell>
          <table:table-cell office:value-type="float" office:value="1.6E-2" table:style-name="ce1">
            <text:p>0.016</text:p>
          </table:table-cell>
          <table:table-cell office:value-type="float" office:value="1.6E-2" table:style-name="ce1">
            <text:p>0.016</text:p>
          </table:table-cell>
          <table:table-cell office:value-type="float" office:value="4.7E-2" table:style-name="ce1">
            <text:p>0.047</text:p>
          </table:table-cell>
          <table:table-cell office:value-type="float" office:value="0.312" table:style-name="ce1">
            <text:p>0.312</text:p>
          </table:table-cell>
          <table:table-cell office:value-type="float" office:value="0.45400000000000001" table:style-name="ce1">
            <text:p>0.454</text:p>
          </table:table-cell>
          <table:table-cell office:value-type="float" office:value="0.71799999999999997" table:style-name="ce1">
            <text:p>0.718</text:p>
          </table:table-cell>
          <table:table-cell table:number-columns-repeated="16349"/>
        </table:table-row>
        <table:table-row table:style-name="ro1">
          <table:table-cell office:value-type="string" table:style-name="ce1">
            <text:p>Jarvis Scan</text:p>
          </table:table-cell>
          <table:table-cell table:number-columns-repeated="11" table:style-name="ce1"/>
          <table:table-cell office:value-type="string" table:style-name="ce1">
            <text:p>Quick Hull</text:p>
          </table:table-cell>
          <table:table-cell table:number-columns-repeated="11" table:style-name="ce1"/>
          <table:table-cell office:value-type="string" table:style-name="ce1">
            <text:p>Sweep Line</text:p>
          </table:table-cell>
          <table:table-cell table:number-columns-repeated="16359" table:style-name="ce1"/>
        </table:table-row>
        <table:table-row table:style-name="ro1">
          <table:table-cell office:value-type="string" table:style-name="ce1">
            <text:p>Kružnice</text:p>
          </table:table-cell>
          <table:table-cell table:number-columns-repeated="11" table:style-name="ce1"/>
          <table:table-cell office:value-type="string" table:style-name="ce1">
            <text:p>Kružnice</text:p>
          </table:table-cell>
          <table:table-cell table:number-columns-repeated="11" table:style-name="ce1"/>
          <table:table-cell office:value-type="string" table:style-name="ce1">
            <text:p>Kružnice</text:p>
          </table:table-cell>
          <table:table-cell table:number-columns-repeated="16359" table:style-name="ce1"/>
        </table:table-row>
        <table:table-row table:style-name="ro1">
          <table:table-cell table:style-name="ce1"/>
          <table:table-cell office:value-type="float" office:value="1000" table:style-name="ce1">
            <text:p>1000</text:p>
          </table:table-cell>
          <table:table-cell office:value-type="float" office:value="2500" table:style-name="ce1">
            <text:p>2500</text:p>
          </table:table-cell>
          <table:table-cell office:value-type="float" office:value="5000" table:style-name="ce1">
            <text:p>5000</text:p>
          </table:table-cell>
          <table:table-cell office:value-type="float" office:value="10000" table:style-name="ce1">
            <text:p>10000</text:p>
          </table:table-cell>
          <table:table-cell office:value-type="float" office:value="25000" table:style-name="ce1">
            <text:p>25000</text:p>
          </table:table-cell>
          <table:table-cell office:value-type="float" office:value="50000" table:style-name="ce1">
            <text:p>50000</text:p>
          </table:table-cell>
          <table:table-cell office:value-type="float" office:value="100000" table:style-name="ce1">
            <text:p>100000</text:p>
          </table:table-cell>
          <table:table-cell office:value-type="float" office:value="250000" table:style-name="ce1">
            <text:p>250000</text:p>
          </table:table-cell>
          <table:table-cell office:value-type="float" office:value="500000" table:style-name="ce1">
            <text:p>500000</text:p>
          </table:table-cell>
          <table:table-cell office:value-type="float" office:value="1000000" table:style-name="ce1">
            <text:p>1000000</text:p>
          </table:table-cell>
          <table:table-cell table:number-columns-repeated="2" table:style-name="ce1"/>
          <table:table-cell office:value-type="float" office:value="1000" table:style-name="ce1">
            <text:p>1000</text:p>
          </table:table-cell>
          <table:table-cell office:value-type="float" office:value="2500" table:style-name="ce1">
            <text:p>2500</text:p>
          </table:table-cell>
          <table:table-cell office:value-type="float" office:value="5000" table:style-name="ce1">
            <text:p>5000</text:p>
          </table:table-cell>
          <table:table-cell office:value-type="float" office:value="10000" table:style-name="ce1">
            <text:p>10000</text:p>
          </table:table-cell>
          <table:table-cell office:value-type="float" office:value="25000" table:style-name="ce1">
            <text:p>25000</text:p>
          </table:table-cell>
          <table:table-cell office:value-type="float" office:value="50000" table:style-name="ce1">
            <text:p>50000</text:p>
          </table:table-cell>
          <table:table-cell office:value-type="float" office:value="100000" table:style-name="ce1">
            <text:p>100000</text:p>
          </table:table-cell>
          <table:table-cell office:value-type="float" office:value="250000" table:style-name="ce1">
            <text:p>250000</text:p>
          </table:table-cell>
          <table:table-cell office:value-type="float" office:value="500000" table:style-name="ce1">
            <text:p>500000</text:p>
          </table:table-cell>
          <table:table-cell office:value-type="float" office:value="1000000" table:style-name="ce1">
            <text:p>1000000</text:p>
          </table:table-cell>
          <table:table-cell table:number-columns-repeated="2" table:style-name="ce1"/>
          <table:table-cell office:value-type="float" office:value="1000" table:style-name="ce1">
            <text:p>1000</text:p>
          </table:table-cell>
          <table:table-cell office:value-type="float" office:value="2500" table:style-name="ce1">
            <text:p>2500</text:p>
          </table:table-cell>
          <table:table-cell office:value-type="float" office:value="5000" table:style-name="ce1">
            <text:p>5000</text:p>
          </table:table-cell>
          <table:table-cell office:value-type="float" office:value="10000" table:style-name="ce1">
            <text:p>10000</text:p>
          </table:table-cell>
          <table:table-cell office:value-type="float" office:value="25000" table:style-name="ce1">
            <text:p>25000</text:p>
          </table:table-cell>
          <table:table-cell office:value-type="float" office:value="50000" table:style-name="ce1">
            <text:p>50000</text:p>
          </table:table-cell>
          <table:table-cell office:value-type="float" office:value="100000" table:style-name="ce1">
            <text:p>100000</text:p>
          </table:table-cell>
          <table:table-cell office:value-type="float" office:value="250000" table:style-name="ce1">
            <text:p>250000</text:p>
          </table:table-cell>
          <table:table-cell office:value-type="float" office:value="500000" table:style-name="ce1">
            <text:p>500000</text:p>
          </table:table-cell>
          <table:table-cell office:value-type="float" office:value="1000000" table:style-name="ce1">
            <text:p>1000000</text:p>
          </table:table-cell>
          <table:table-cell table:number-columns-repeated="1634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.8000000000000004E-2" table:style-name="ce1">
            <text:p>0.098</text:p>
          </table:table-cell>
          <table:table-cell office:value-type="float" office:value="9.0999999999999998E-2" table:style-name="ce1">
            <text:p>0.091</text:p>
          </table:table-cell>
          <table:table-cell office:value-type="float" office:value="0.187" table:style-name="ce1">
            <text:p>0.187</text:p>
          </table:table-cell>
          <table:table-cell office:value-type="float" office:value="0.44500000000000001" table:style-name="ce1">
            <text:p>0.445</text:p>
          </table:table-cell>
          <table:table-cell table:number-columns-repeated="7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6E-2" table:style-name="ce1">
            <text:p>0.016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6.3E-2" table:style-name="ce1">
            <text:p>0.063</text:p>
          </table:table-cell>
          <table:table-cell office:value-type="float" office:value="0.16600000000000001" table:style-name="ce1">
            <text:p>0.166</text:p>
          </table:table-cell>
          <table:table-cell office:value-type="float" office:value="0.28599999999999998" table:style-name="ce1">
            <text:p>0.286</text:p>
          </table:table-cell>
          <table:table-cell office:value-type="float" office:value="1.008" table:style-name="ce1">
            <text:p>1.008</text:p>
          </table:table-cell>
          <table:table-cell office:value-type="float" office:value="1.325" table:style-name="ce1">
            <text:p>1.325</text:p>
          </table:table-cell>
          <table:table-cell office:value-type="float" office:value="3.395" table:style-name="ce1">
            <text:p>3.39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E-3" table:style-name="ce1">
            <text:p>0.002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3.1E-2" table:style-name="ce1">
            <text:p>0.031</text:p>
          </table:table-cell>
          <table:table-cell office:value-type="float" office:value="6.2E-2" table:style-name="ce1">
            <text:p>0.062</text:p>
          </table:table-cell>
          <table:table-cell office:value-type="float" office:value="0.14799999999999999" table:style-name="ce1">
            <text:p>0.148</text:p>
          </table:table-cell>
          <table:table-cell office:value-type="float" office:value="0.32800000000000001" table:style-name="ce1">
            <text:p>0.328</text:p>
          </table:table-cell>
          <table:table-cell office:value-type="float" office:value="0.73599999999999999" table:style-name="ce1">
            <text:p>0.736</text:p>
          </table:table-cell>
          <table:table-cell table:number-columns-repeated="1634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0.114" table:style-name="ce1">
            <text:p>0.114</text:p>
          </table:table-cell>
          <table:table-cell office:value-type="float" office:value="0.17" table:style-name="ce1">
            <text:p>0.17</text:p>
          </table:table-cell>
          <table:table-cell office:value-type="float" office:value="0.39700000000000002" table:style-name="ce1">
            <text:p>0.397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.6E-2" table:style-name="ce1">
            <text:p>0.016</text:p>
          </table:table-cell>
          <table:table-cell office:value-type="float" office:value="1.6E-2" table:style-name="ce1">
            <text:p>0.016</text:p>
          </table:table-cell>
          <table:table-cell office:value-type="float" office:value="4.7E-2" table:style-name="ce1">
            <text:p>0.047</text:p>
          </table:table-cell>
          <table:table-cell office:value-type="float" office:value="0.13900000000000001" table:style-name="ce1">
            <text:p>0.139</text:p>
          </table:table-cell>
          <table:table-cell office:value-type="float" office:value="0.34200000000000003" table:style-name="ce1">
            <text:p>0.342</text:p>
          </table:table-cell>
          <table:table-cell office:value-type="float" office:value="0.34" table:style-name="ce1">
            <text:p>0.34</text:p>
          </table:table-cell>
          <table:table-cell office:value-type="float" office:value="1.2130000000000001" table:style-name="ce1">
            <text:p>1.213</text:p>
          </table:table-cell>
          <table:table-cell office:value-type="float" office:value="1.369" table:style-name="ce1">
            <text:p>1.369</text:p>
          </table:table-cell>
          <table:table-cell office:value-type="float" office:value="4.6399999999999997" table:style-name="ce1">
            <text:p>4.64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2E-2" table:style-name="ce1">
            <text:p>0.062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3.1E-2" table:style-name="ce1">
            <text:p>0.031</text:p>
          </table:table-cell>
          <table:table-cell office:value-type="float" office:value="6.2E-2" table:style-name="ce1">
            <text:p>0.062</text:p>
          </table:table-cell>
          <table:table-cell office:value-type="float" office:value="0.158" table:style-name="ce1">
            <text:p>0.158</text:p>
          </table:table-cell>
          <table:table-cell office:value-type="float" office:value="0.32900000000000001" table:style-name="ce1">
            <text:p>0.329</text:p>
          </table:table-cell>
          <table:table-cell office:value-type="float" office:value="0.68700000000000006" table:style-name="ce1">
            <text:p>0.687</text:p>
          </table:table-cell>
          <table:table-cell table:number-columns-repeated="1634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.3E-2" table:style-name="ce1">
            <text:p>0.023</text:p>
          </table:table-cell>
          <table:table-cell office:value-type="float" office:value="8.7999999999999995E-2" table:style-name="ce1">
            <text:p>0.088</text:p>
          </table:table-cell>
          <table:table-cell office:value-type="float" office:value="0.23699999999999999" table:style-name="ce1">
            <text:p>0.237</text:p>
          </table:table-cell>
          <table:table-cell office:value-type="float" office:value="0.39800000000000002" table:style-name="ce1">
            <text:p>0.398</text:p>
          </table:table-cell>
          <table:table-cell table:number-columns-repeated="7" table:style-name="ce1"/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7E-2" table:style-name="ce1">
            <text:p>0.047</text:p>
          </table:table-cell>
          <table:table-cell office:value-type="float" office:value="8.1000000000000003E-2" table:style-name="ce1">
            <text:p>0.081</text:p>
          </table:table-cell>
          <table:table-cell office:value-type="float" office:value="0.34399999999999997" table:style-name="ce1">
            <text:p>0.344</text:p>
          </table:table-cell>
          <table:table-cell office:value-type="float" office:value="0.47099999999999997" table:style-name="ce1">
            <text:p>0.471</text:p>
          </table:table-cell>
          <table:table-cell office:value-type="float" office:value="0.98799999999999999" table:style-name="ce1">
            <text:p>0.988</text:p>
          </table:table-cell>
          <table:table-cell office:value-type="float" office:value="2.3540000000000001" table:style-name="ce1">
            <text:p>2.354</text:p>
          </table:table-cell>
          <table:table-cell office:value-type="float" office:value="4.6879999999999997" table:style-name="ce1">
            <text:p>4.68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6E-2" table:style-name="ce1">
            <text:p>0.016</text:p>
          </table:table-cell>
          <table:table-cell office:value-type="float" office:value="0.03" table:style-name="ce1">
            <text:p>0.03</text:p>
          </table:table-cell>
          <table:table-cell office:value-type="float" office:value="7.8E-2" table:style-name="ce1">
            <text:p>0.078</text:p>
          </table:table-cell>
          <table:table-cell office:value-type="float" office:value="0.23799999999999999" table:style-name="ce1">
            <text:p>0.238</text:p>
          </table:table-cell>
          <table:table-cell office:value-type="float" office:value="0.33300000000000002" table:style-name="ce1">
            <text:p>0.333</text:p>
          </table:table-cell>
          <table:table-cell office:value-type="float" office:value="0.67500000000000004" table:style-name="ce1">
            <text:p>0.675</text:p>
          </table:table-cell>
          <table:table-cell table:number-columns-repeated="1634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.9000000000000001E-2" table:style-name="ce1">
            <text:p>0.029</text:p>
          </table:table-cell>
          <table:table-cell office:value-type="float" office:value="8.5999999999999993E-2" table:style-name="ce1">
            <text:p>0.086</text:p>
          </table:table-cell>
          <table:table-cell office:value-type="float" office:value="0.996" table:style-name="ce1">
            <text:p>0.996</text:p>
          </table:table-cell>
          <table:table-cell office:value-type="float" office:value="0.38100000000000001" table:style-name="ce1">
            <text:p>0.381</text:p>
          </table:table-cell>
          <table:table-cell table:number-columns-repeated="7" table:style-name="ce1"/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.6E-2" table:style-name="ce1">
            <text:p>0.016</text:p>
          </table:table-cell>
          <table:table-cell office:value-type="float" office:value="3.1E-2" table:style-name="ce1">
            <text:p>0.031</text:p>
          </table:table-cell>
          <table:table-cell office:value-type="float" office:value="1.9E-2" table:style-name="ce1">
            <text:p>0.019</text:p>
          </table:table-cell>
          <table:table-cell office:value-type="float" office:value="0.17199999999999999" table:style-name="ce1">
            <text:p>0.172</text:p>
          </table:table-cell>
          <table:table-cell office:value-type="float" office:value="0.39600000000000002" table:style-name="ce1">
            <text:p>0.396</text:p>
          </table:table-cell>
          <table:table-cell office:value-type="float" office:value="0.26600000000000001" table:style-name="ce1">
            <text:p>0.266</text:p>
          </table:table-cell>
          <table:table-cell office:value-type="float" office:value="0.54500000000000004" table:style-name="ce1">
            <text:p>0.545</text:p>
          </table:table-cell>
          <table:table-cell office:value-type="float" office:value="2.2469999999999999" table:style-name="ce1">
            <text:p>2.247</text:p>
          </table:table-cell>
          <table:table-cell office:value-type="float" office:value="3.0230000000000001" table:style-name="ce1">
            <text:p>3.023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1">
            <text:p>0.001</text:p>
          </table:table-cell>
          <table:table-cell office:value-type="float" office:value="2E-3" table:style-name="ce1">
            <text:p>0.002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3.1E-2" table:style-name="ce1">
            <text:p>0.031</text:p>
          </table:table-cell>
          <table:table-cell office:value-type="float" office:value="4.7E-2" table:style-name="ce1">
            <text:p>0.047</text:p>
          </table:table-cell>
          <table:table-cell office:value-type="float" office:value="0.25900000000000001" table:style-name="ce1">
            <text:p>0.259</text:p>
          </table:table-cell>
          <table:table-cell office:value-type="float" office:value="0.33200000000000002" table:style-name="ce1">
            <text:p>0.332</text:p>
          </table:table-cell>
          <table:table-cell office:value-type="float" office:value="0.77900000000000003" table:style-name="ce1">
            <text:p>0.779</text:p>
          </table:table-cell>
          <table:table-cell table:number-columns-repeated="1634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.6E-2" table:style-name="ce1">
            <text:p>0.016</text:p>
          </table:table-cell>
          <table:table-cell office:value-type="float" office:value="0.14399999999999999" table:style-name="ce1">
            <text:p>0.144</text:p>
          </table:table-cell>
          <table:table-cell office:value-type="float" office:value="0.71899999999999997" table:style-name="ce1">
            <text:p>0.719</text:p>
          </table:table-cell>
          <table:table-cell office:value-type="float" office:value="0.45700000000000002" table:style-name="ce1">
            <text:p>0.457</text:p>
          </table:table-cell>
          <table:table-cell table:number-columns-repeated="7" table:style-name="ce1"/>
          <table:table-cell office:value-type="float" office:value="5" table:style-name="ce1">
            <text:p>5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0" table:style-name="ce1">
            <text:p>0</text:p>
          </table:table-cell>
          <table:table-cell office:value-type="float" office:value="1.9E-2" table:style-name="ce1">
            <text:p>0.019</text:p>
          </table:table-cell>
          <table:table-cell office:value-type="float" office:value="2.7E-2" table:style-name="ce1">
            <text:p>0.027</text:p>
          </table:table-cell>
          <table:table-cell office:value-type="float" office:value="0.109" table:style-name="ce1">
            <text:p>0.109</text:p>
          </table:table-cell>
          <table:table-cell office:value-type="float" office:value="0.36" table:style-name="ce1">
            <text:p>0.36</text:p>
          </table:table-cell>
          <table:table-cell office:value-type="float" office:value="0.39" table:style-name="ce1">
            <text:p>0.39</text:p>
          </table:table-cell>
          <table:table-cell office:value-type="float" office:value="0.85" table:style-name="ce1">
            <text:p>0.85</text:p>
          </table:table-cell>
          <table:table-cell office:value-type="float" office:value="1.5269999999999999" table:style-name="ce1">
            <text:p>1.527</text:p>
          </table:table-cell>
          <table:table-cell office:value-type="float" office:value="2.9060000000000001" table:style-name="ce1">
            <text:p>2.906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4.7E-2" table:style-name="ce1">
            <text:p>0.047</text:p>
          </table:table-cell>
          <table:table-cell office:value-type="float" office:value="0.27100000000000002" table:style-name="ce1">
            <text:p>0.271</text:p>
          </table:table-cell>
          <table:table-cell office:value-type="float" office:value="0.34399999999999997" table:style-name="ce1">
            <text:p>0.344</text:p>
          </table:table-cell>
          <table:table-cell office:value-type="float" office:value="0.69099999999999995" table:style-name="ce1">
            <text:p>0.691</text:p>
          </table:table-cell>
          <table:table-cell table:number-columns-repeated="1634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.1E-2" table:style-name="ce1">
            <text:p>0.031</text:p>
          </table:table-cell>
          <table:table-cell office:value-type="float" office:value="0.125" table:style-name="ce1">
            <text:p>0.125</text:p>
          </table:table-cell>
          <table:table-cell office:value-type="float" office:value="0.16700000000000001" table:style-name="ce1">
            <text:p>0.167</text:p>
          </table:table-cell>
          <table:table-cell office:value-type="float" office:value="0.47199999999999998" table:style-name="ce1">
            <text:p>0.472</text:p>
          </table:table-cell>
          <table:table-cell table:number-columns-repeated="7" table:style-name="ce1"/>
          <table:table-cell office:value-type="float" office:value="6" table:style-name="ce1">
            <text:p>6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7.0000000000000001E-3" table:style-name="ce1">
            <text:p>0.007</text:p>
          </table:table-cell>
          <table:table-cell office:value-type="float" office:value="0" table:style-name="ce1">
            <text:p>0</text:p>
          </table:table-cell>
          <table:table-cell office:value-type="float" office:value="3.1E-2" table:style-name="ce1">
            <text:p>0.031</text:p>
          </table:table-cell>
          <table:table-cell office:value-type="float" office:value="0.11" table:style-name="ce1">
            <text:p>0.11</text:p>
          </table:table-cell>
          <table:table-cell office:value-type="float" office:value="0.17199999999999999" table:style-name="ce1">
            <text:p>0.172</text:p>
          </table:table-cell>
          <table:table-cell office:value-type="float" office:value="0.40600000000000003" table:style-name="ce1">
            <text:p>0.406</text:p>
          </table:table-cell>
          <table:table-cell office:value-type="float" office:value="0.82099999999999995" table:style-name="ce1">
            <text:p>0.821</text:p>
          </table:table-cell>
          <table:table-cell office:value-type="float" office:value="2.4990000000000001" table:style-name="ce1">
            <text:p>2.499</text:p>
          </table:table-cell>
          <table:table-cell office:value-type="float" office:value="3.1509999999999998" table:style-name="ce1">
            <text:p>3.151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0" table:style-name="ce1">
            <text:p>0</text:p>
          </table:table-cell>
          <table:table-cell office:value-type="float" office:value="1.6E-2" table:style-name="ce1">
            <text:p>0.016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0.251" table:style-name="ce1">
            <text:p>0.251</text:p>
          </table:table-cell>
          <table:table-cell office:value-type="float" office:value="0.34399999999999997" table:style-name="ce1">
            <text:p>0.344</text:p>
          </table:table-cell>
          <table:table-cell office:value-type="float" office:value="0.67400000000000004" table:style-name="ce1">
            <text:p>0.674</text:p>
          </table:table-cell>
          <table:table-cell table:number-columns-repeated="1634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6.8000000000000005E-2" table:style-name="ce1">
            <text:p>0.068</text:p>
          </table:table-cell>
          <table:table-cell office:value-type="float" office:value="0.20300000000000001" table:style-name="ce1">
            <text:p>0.203</text:p>
          </table:table-cell>
          <table:table-cell office:value-type="float" office:value="0.376" table:style-name="ce1">
            <text:p>0.376</text:p>
          </table:table-cell>
          <table:table-cell table:number-columns-repeated="7" table:style-name="ce1"/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3.1E-2" table:style-name="ce1">
            <text:p>0.031</text:p>
          </table:table-cell>
          <table:table-cell office:value-type="float" office:value="0.128" table:style-name="ce1">
            <text:p>0.128</text:p>
          </table:table-cell>
          <table:table-cell office:value-type="float" office:value="9.5000000000000001E-2" table:style-name="ce1">
            <text:p>0.095</text:p>
          </table:table-cell>
          <table:table-cell office:value-type="float" office:value="0.56299999999999994" table:style-name="ce1">
            <text:p>0.563</text:p>
          </table:table-cell>
          <table:table-cell office:value-type="float" office:value="0.74199999999999999" table:style-name="ce1">
            <text:p>0.742</text:p>
          </table:table-cell>
          <table:table-cell office:value-type="float" office:value="1.7569999999999999" table:style-name="ce1">
            <text:p>1.757</text:p>
          </table:table-cell>
          <table:table-cell office:value-type="float" office:value="3.266" table:style-name="ce1">
            <text:p>3.266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2E-3" table:style-name="ce1">
            <text:p>0.0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6E-2" table:style-name="ce1">
            <text:p>0.016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0.05" table:style-name="ce1">
            <text:p>0.05</text:p>
          </table:table-cell>
          <table:table-cell office:value-type="float" office:value="0.254" table:style-name="ce1">
            <text:p>0.254</text:p>
          </table:table-cell>
          <table:table-cell office:value-type="float" office:value="0.33200000000000002" table:style-name="ce1">
            <text:p>0.332</text:p>
          </table:table-cell>
          <table:table-cell office:value-type="float" office:value="0.7" table:style-name="ce1">
            <text:p>0.7</text:p>
          </table:table-cell>
          <table:table-cell table:number-columns-repeated="1634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0.127" table:style-name="ce1">
            <text:p>0.127</text:p>
          </table:table-cell>
          <table:table-cell office:value-type="float" office:value="0.156" table:style-name="ce1">
            <text:p>0.156</text:p>
          </table:table-cell>
          <table:table-cell office:value-type="float" office:value="0.39500000000000002" table:style-name="ce1">
            <text:p>0.395</text:p>
          </table:table-cell>
          <table:table-cell table:number-columns-repeated="7" table:style-name="ce1"/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1E-2" table:style-name="ce1">
            <text:p>0.031</text:p>
          </table:table-cell>
          <table:table-cell office:value-type="float" office:value="5.8999999999999997E-2" table:style-name="ce1">
            <text:p>0.059</text:p>
          </table:table-cell>
          <table:table-cell office:value-type="float" office:value="0.36299999999999999" table:style-name="ce1">
            <text:p>0.363</text:p>
          </table:table-cell>
          <table:table-cell office:value-type="float" office:value="0.27800000000000002" table:style-name="ce1">
            <text:p>0.278</text:p>
          </table:table-cell>
          <table:table-cell office:value-type="float" office:value="0.97299999999999998" table:style-name="ce1">
            <text:p>0.973</text:p>
          </table:table-cell>
          <table:table-cell office:value-type="float" office:value="2.2970000000000002" table:style-name="ce1">
            <text:p>2.297</text:p>
          </table:table-cell>
          <table:table-cell office:value-type="float" office:value="4.3959999999999999" table:style-name="ce1">
            <text:p>4.396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2E-3" table:style-name="ce1">
            <text:p>0.0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6E-2" table:style-name="ce1">
            <text:p>0.016</text:p>
          </table:table-cell>
          <table:table-cell office:value-type="float" office:value="3.1E-2" table:style-name="ce1">
            <text:p>0.031</text:p>
          </table:table-cell>
          <table:table-cell office:value-type="float" office:value="5.7000000000000002E-2" table:style-name="ce1">
            <text:p>0.057</text:p>
          </table:table-cell>
          <table:table-cell office:value-type="float" office:value="0.254" table:style-name="ce1">
            <text:p>0.254</text:p>
          </table:table-cell>
          <table:table-cell office:value-type="float" office:value="0.34899999999999998" table:style-name="ce1">
            <text:p>0.349</text:p>
          </table:table-cell>
          <table:table-cell office:value-type="float" office:value="0.69099999999999995" table:style-name="ce1">
            <text:p>0.691</text:p>
          </table:table-cell>
          <table:table-cell table:number-columns-repeated="1634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.6E-2" table:style-name="ce1">
            <text:p>0.016</text:p>
          </table:table-cell>
          <table:table-cell office:value-type="float" office:value="7.8E-2" table:style-name="ce1">
            <text:p>0.078</text:p>
          </table:table-cell>
          <table:table-cell office:value-type="float" office:value="0.223" table:style-name="ce1">
            <text:p>0.223</text:p>
          </table:table-cell>
          <table:table-cell office:value-type="float" office:value="0.39500000000000002" table:style-name="ce1">
            <text:p>0.395</text:p>
          </table:table-cell>
          <table:table-cell table:number-columns-repeated="7" table:style-name="ce1"/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2" table:style-name="ce1">
            <text:p>0.02</text:p>
          </table:table-cell>
          <table:table-cell office:value-type="float" office:value="4.7E-2" table:style-name="ce1">
            <text:p>0.047</text:p>
          </table:table-cell>
          <table:table-cell office:value-type="float" office:value="9.8000000000000004E-2" table:style-name="ce1">
            <text:p>0.098</text:p>
          </table:table-cell>
          <table:table-cell office:value-type="float" office:value="0.219" table:style-name="ce1">
            <text:p>0.219</text:p>
          </table:table-cell>
          <table:table-cell office:value-type="float" office:value="0.54100000000000004" table:style-name="ce1">
            <text:p>0.541</text:p>
          </table:table-cell>
          <table:table-cell office:value-type="float" office:value="0.67600000000000005" table:style-name="ce1">
            <text:p>0.676</text:p>
          </table:table-cell>
          <table:table-cell office:value-type="float" office:value="2.2269999999999999" table:style-name="ce1">
            <text:p>2.227</text:p>
          </table:table-cell>
          <table:table-cell office:value-type="float" office:value="3.605" table:style-name="ce1">
            <text:p>3.605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.6E-2" table:style-name="ce1">
            <text:p>0.016</text:p>
          </table:table-cell>
          <table:table-cell office:value-type="float" office:value="0" table:style-name="ce1">
            <text:p>0</text:p>
          </table:table-cell>
          <table:table-cell office:value-type="float" office:value="0.02" table:style-name="ce1">
            <text:p>0.02</text:p>
          </table:table-cell>
          <table:table-cell office:value-type="float" office:value="2.8000000000000001E-2" table:style-name="ce1">
            <text:p>0.028</text:p>
          </table:table-cell>
          <table:table-cell office:value-type="float" office:value="3.1E-2" table:style-name="ce1">
            <text:p>0.031</text:p>
          </table:table-cell>
          <table:table-cell office:value-type="float" office:value="6.3E-2" table:style-name="ce1">
            <text:p>0.063</text:p>
          </table:table-cell>
          <table:table-cell office:value-type="float" office:value="0.26" table:style-name="ce1">
            <text:p>0.26</text:p>
          </table:table-cell>
          <table:table-cell office:value-type="float" office:value="0.32300000000000001" table:style-name="ce1">
            <text:p>0.323</text:p>
          </table:table-cell>
          <table:table-cell office:value-type="float" office:value="0.69599999999999995" table:style-name="ce1">
            <text:p>0.696</text:p>
          </table:table-cell>
          <table:table-cell table:number-columns-repeated="1634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0.122" table:style-name="ce1">
            <text:p>0.122</text:p>
          </table:table-cell>
          <table:table-cell office:value-type="float" office:value="0.16800000000000001" table:style-name="ce1">
            <text:p>0.168</text:p>
          </table:table-cell>
          <table:table-cell office:value-type="float" office:value="0.44900000000000001" table:style-name="ce1">
            <text:p>0.449</text:p>
          </table:table-cell>
          <table:table-cell table:number-columns-repeated="7" table:style-name="ce1"/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.0999999999999999E-2" table:style-name="ce1">
            <text:p>0.011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0.109" table:style-name="ce1">
            <text:p>0.109</text:p>
          </table:table-cell>
          <table:table-cell office:value-type="float" office:value="0.38100000000000001" table:style-name="ce1">
            <text:p>0.381</text:p>
          </table:table-cell>
          <table:table-cell office:value-type="float" office:value="0.27600000000000002" table:style-name="ce1">
            <text:p>0.276</text:p>
          </table:table-cell>
          <table:table-cell office:value-type="float" office:value="1.042" table:style-name="ce1">
            <text:p>1.042</text:p>
          </table:table-cell>
          <table:table-cell office:value-type="float" office:value="2.0409999999999999" table:style-name="ce1">
            <text:p>2.041</text:p>
          </table:table-cell>
          <table:table-cell office:value-type="float" office:value="3.7010000000000001" table:style-name="ce1">
            <text:p>3.701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0" table:style-name="ce1">
            <text:p>0</text:p>
          </table:table-cell>
          <table:table-cell office:value-type="float" office:value="1.6E-2" table:style-name="ce1">
            <text:p>0.016</text:p>
          </table:table-cell>
          <table:table-cell office:value-type="float" office:value="1.6E-2" table:style-name="ce1">
            <text:p>0.016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6.3E-2" table:style-name="ce1">
            <text:p>0.063</text:p>
          </table:table-cell>
          <table:table-cell office:value-type="float" office:value="0.254" table:style-name="ce1">
            <text:p>0.254</text:p>
          </table:table-cell>
          <table:table-cell office:value-type="float" office:value="0.34599999999999997" table:style-name="ce1">
            <text:p>0.346</text:p>
          </table:table-cell>
          <table:table-cell office:value-type="float" office:value="0.69699999999999995" table:style-name="ce1">
            <text:p>0.697</text:p>
          </table:table-cell>
          <table:table-cell table:number-columns-repeated="16349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000" table:style-name="ce1">
            <text:p>1000</text:p>
          </table:table-cell>
          <table:table-cell office:value-type="float" office:value="2500" table:style-name="ce1">
            <text:p>2500</text:p>
          </table:table-cell>
          <table:table-cell office:value-type="float" office:value="5000" table:style-name="ce1">
            <text:p>5000</text:p>
          </table:table-cell>
          <table:table-cell office:value-type="float" office:value="10000" table:style-name="ce1">
            <text:p>10000</text:p>
          </table:table-cell>
          <table:table-cell office:value-type="float" office:value="25000" table:style-name="ce1">
            <text:p>25000</text:p>
          </table:table-cell>
          <table:table-cell office:value-type="float" office:value="50000" table:style-name="ce1">
            <text:p>50000</text:p>
          </table:table-cell>
          <table:table-cell office:value-type="float" office:value="100000" table:style-name="ce1">
            <text:p>100000</text:p>
          </table:table-cell>
          <table:table-cell office:value-type="float" office:value="250000" table:style-name="ce1">
            <text:p>250000</text:p>
          </table:table-cell>
          <table:table-cell office:value-type="float" office:value="500000" table:style-name="ce1">
            <text:p>500000</text:p>
          </table:table-cell>
          <table:table-cell office:value-type="float" office:value="1000000" table:style-name="ce1">
            <text:p>1000000</text:p>
          </table:table-cell>
          <table:table-cell table:number-columns-repeated="2" table:style-name="ce1"/>
          <table:table-cell office:value-type="float" office:value="1000" table:style-name="ce1">
            <text:p>1000</text:p>
          </table:table-cell>
          <table:table-cell office:value-type="float" office:value="2500" table:style-name="ce1">
            <text:p>2500</text:p>
          </table:table-cell>
          <table:table-cell office:value-type="float" office:value="5000" table:style-name="ce1">
            <text:p>5000</text:p>
          </table:table-cell>
          <table:table-cell office:value-type="float" office:value="10000" table:style-name="ce1">
            <text:p>10000</text:p>
          </table:table-cell>
          <table:table-cell office:value-type="float" office:value="25000" table:style-name="ce1">
            <text:p>25000</text:p>
          </table:table-cell>
          <table:table-cell office:value-type="float" office:value="50000" table:style-name="ce1">
            <text:p>50000</text:p>
          </table:table-cell>
          <table:table-cell office:value-type="float" office:value="100000" table:style-name="ce1">
            <text:p>100000</text:p>
          </table:table-cell>
          <table:table-cell office:value-type="float" office:value="250000" table:style-name="ce1">
            <text:p>250000</text:p>
          </table:table-cell>
          <table:table-cell office:value-type="float" office:value="500000" table:style-name="ce1">
            <text:p>500000</text:p>
          </table:table-cell>
          <table:table-cell office:value-type="float" office:value="1000000" table:style-name="ce1">
            <text:p>1000000</text:p>
          </table:table-cell>
          <table:table-cell table:number-columns-repeated="2" table:style-name="ce1"/>
          <table:table-cell office:value-type="float" office:value="1000" table:style-name="ce1">
            <text:p>1000</text:p>
          </table:table-cell>
          <table:table-cell office:value-type="float" office:value="2500" table:style-name="ce1">
            <text:p>2500</text:p>
          </table:table-cell>
          <table:table-cell office:value-type="float" office:value="5000" table:style-name="ce1">
            <text:p>5000</text:p>
          </table:table-cell>
          <table:table-cell office:value-type="float" office:value="10000" table:style-name="ce1">
            <text:p>10000</text:p>
          </table:table-cell>
          <table:table-cell office:value-type="float" office:value="25000" table:style-name="ce1">
            <text:p>25000</text:p>
          </table:table-cell>
          <table:table-cell office:value-type="float" office:value="50000" table:style-name="ce1">
            <text:p>50000</text:p>
          </table:table-cell>
          <table:table-cell office:value-type="float" office:value="100000" table:style-name="ce1">
            <text:p>100000</text:p>
          </table:table-cell>
          <table:table-cell office:value-type="float" office:value="250000" table:style-name="ce1">
            <text:p>250000</text:p>
          </table:table-cell>
          <table:table-cell office:value-type="float" office:value="500000" table:style-name="ce1">
            <text:p>500000</text:p>
          </table:table-cell>
          <table:table-cell office:value-type="float" office:value="1000000" table:style-name="ce1">
            <text:p>1000000</text:p>
          </table:table-cell>
          <table:table-cell table:number-columns-repeated="16349"/>
        </table:table-row>
        <table:table-row table:style-name="ro1">
          <table:table-cell office:value-type="string" table:style-name="ce1">
            <text:p>Náhodná množina</text:p>
          </table:table-cell>
          <table:table-cell office:value-type="float" office:value="5.0000000000000001E-4" table:formula="of:=AVERAGE([.B4:.B13])" table:style-name="ce1">
            <text:p>0.0005</text:p>
          </table:table-cell>
          <table:table-cell office:value-type="float" office:value="9.0000000000000008E-4" table:formula="of:=AVERAGE([.C4:.C13])" table:style-name="ce1">
            <text:p>0.0009</text:p>
          </table:table-cell>
          <table:table-cell office:value-type="float" office:value="1.7000000000000006E-3" table:formula="of:=AVERAGE([.D4:.D13])" table:style-name="ce1">
            <text:p>0.0017</text:p>
          </table:table-cell>
          <table:table-cell office:value-type="float" office:value="3.4999999999999996E-3" table:formula="of:=AVERAGE([.E4:.E13])" table:style-name="ce1">
            <text:p>0.0035</text:p>
          </table:table-cell>
          <table:table-cell office:value-type="float" office:value="9.5999999999999992E-3" table:formula="of:=AVERAGE([.F4:.F13])" table:style-name="ce1">
            <text:p>0.0096</text:p>
          </table:table-cell>
          <table:table-cell office:value-type="float" office:value="2.4499999999999997E-2" table:formula="of:=AVERAGE([.G4:.G13])" table:style-name="ce1">
            <text:p>0.0245</text:p>
          </table:table-cell>
          <table:table-cell office:value-type="float" office:value="6.6000000000000017E-2" table:formula="of:=AVERAGE([.H4:.H13])" table:style-name="ce1">
            <text:p>0.066</text:p>
          </table:table-cell>
          <table:table-cell office:value-type="float" office:value="0.30730000000000002" table:formula="of:=AVERAGE([.I4:.I13])" table:style-name="ce1">
            <text:p>0.3073</text:p>
          </table:table-cell>
          <table:table-cell office:value-type="float" office:value="1.2055" table:formula="of:=AVERAGE([.J4:.J13])" table:style-name="ce1">
            <text:p>1.2055</text:p>
          </table:table-cell>
          <table:table-cell office:value-type="float" office:value="4.3080000000000007" table:formula="of:=AVERAGE([.K5];[.K6];[.K8];[.K11:.K13])" table:style-name="ce1">
            <text:p>4.308</text:p>
          </table:table-cell>
          <table:table-cell table:style-name="ce1"/>
          <table:table-cell office:value-type="string" table:style-name="ce1">
            <text:p>Náhodná množina</text:p>
          </table:table-cell>
          <table:table-cell office:value-type="float" office:value="8.0000000000000004E-4" table:formula="of:=AVERAGE([.N4:.N13])" table:style-name="ce1">
            <text:p>0.0008</text:p>
          </table:table-cell>
          <table:table-cell office:value-type="float" office:value="3.4000000000000002E-3" table:formula="of:=AVERAGE([.O4:.O13])" table:style-name="ce1">
            <text:p>0.0034</text:p>
          </table:table-cell>
          <table:table-cell office:value-type="float" office:value="6.3E-3" table:formula="of:=AVERAGE([.P4:.P13])" table:style-name="ce1">
            <text:p>0.0063</text:p>
          </table:table-cell>
          <table:table-cell office:value-type="float" office:value="9.1000000000000004E-3" table:formula="of:=AVERAGE([.Q4:.Q13])" table:style-name="ce1">
            <text:p>0.0091</text:p>
          </table:table-cell>
          <table:table-cell office:value-type="float" office:value="2.7000000000000003E-2" table:formula="of:=AVERAGE([.R4:.R13])" table:style-name="ce1">
            <text:p>0.027</text:p>
          </table:table-cell>
          <table:table-cell office:value-type="float" office:value="4.7099999999999989E-2" table:formula="of:=AVERAGE([.S4:.S13])" table:style-name="ce1">
            <text:p>0.0471</text:p>
          </table:table-cell>
          <table:table-cell office:value-type="float" office:value="9.9599999999999994E-2" table:formula="of:=AVERAGE([.T4:.T13])" table:style-name="ce1">
            <text:p>0.0996</text:p>
          </table:table-cell>
          <table:table-cell office:value-type="float" office:value="0.24489999999999998" table:formula="of:=AVERAGE([.U4:.U13])" table:style-name="ce1">
            <text:p>0.2449</text:p>
          </table:table-cell>
          <table:table-cell office:value-type="float" office:value="0.48870000000000002" table:formula="of:=AVERAGE([.V4:.V13])" table:style-name="ce1">
            <text:p>0.4887</text:p>
          </table:table-cell>
          <table:table-cell office:value-type="float" office:value="0.9327000000000002" table:formula="of:=AVERAGE([.W4:.W13])" table:style-name="ce1">
            <text:p>0.9327</text:p>
          </table:table-cell>
          <table:table-cell table:style-name="ce1"/>
          <table:table-cell office:value-type="string" table:style-name="ce1">
            <text:p>Náhodná množina</text:p>
          </table:table-cell>
          <table:table-cell office:value-type="float" office:value="4.0000000000000002E-4" table:formula="of:=AVERAGE([.Z4:.Z13])" table:style-name="ce1">
            <text:p>0.0004</text:p>
          </table:table-cell>
          <table:table-cell office:value-type="float" office:value="2.0000000000000001E-4" table:formula="of:=AVERAGE([.AA4:.AA13])" table:style-name="ce1">
            <text:p>0.0002</text:p>
          </table:table-cell>
          <table:table-cell office:value-type="float" office:value="3.3E-3" table:formula="of:=AVERAGE([.AB4:.AB13])" table:style-name="ce1">
            <text:p>0.0033</text:p>
          </table:table-cell>
          <table:table-cell office:value-type="float" office:value="1.12E-2" table:formula="of:=AVERAGE([.AC4:.AC13])" table:style-name="ce1">
            <text:p>0.0112</text:p>
          </table:table-cell>
          <table:table-cell office:value-type="float" office:value="1.5800000000000002E-2" table:formula="of:=AVERAGE([.AD4:.AD13])" table:style-name="ce1">
            <text:p>0.0158</text:p>
          </table:table-cell>
          <table:table-cell office:value-type="float" office:value="3.4100000000000005E-2" table:formula="of:=AVERAGE([.AE4:.AE13])" table:style-name="ce1">
            <text:p>0.0341</text:p>
          </table:table-cell>
          <table:table-cell office:value-type="float" office:value="7.0900000000000005E-2" table:formula="of:=AVERAGE([.AF4:.AF13])" table:style-name="ce1">
            <text:p>0.0709</text:p>
          </table:table-cell>
          <table:table-cell office:value-type="float" office:value="0.22410000000000002" table:formula="of:=AVERAGE([.AG4:.AG13])" table:style-name="ce1">
            <text:p>0.2241</text:p>
          </table:table-cell>
          <table:table-cell office:value-type="float" office:value="0.4178" table:formula="of:=AVERAGE([.AH4:.AH13])" table:style-name="ce1">
            <text:p>0.4178</text:p>
          </table:table-cell>
          <table:table-cell office:value-type="float" office:value="0.84869999999999979" table:formula="of:=AVERAGE([.AI4:.AI13])" table:style-name="ce1">
            <text:p>0.8487</text:p>
          </table:table-cell>
          <table:table-cell table:number-columns-repeated="16349"/>
        </table:table-row>
        <table:table-row table:style-name="ro1">
          <table:table-cell office:value-type="string" table:style-name="ce1">
            <text:p>Grid</text:p>
          </table:table-cell>
          <table:table-cell office:value-type="float" office:value="2.1000000000000003E-3" table:formula="of:=AVERAGE([.B17:.B26])" table:style-name="ce1">
            <text:p>0.0021</text:p>
          </table:table-cell>
          <table:table-cell office:value-type="float" office:value="7.2000000000000007E-3" table:formula="of:=AVERAGE([.C17:.C26])" table:style-name="ce1">
            <text:p>0.0072</text:p>
          </table:table-cell>
          <table:table-cell office:value-type="float" office:value="1.2699999999999999E-2" table:formula="of:=AVERAGE([.D17:.D26])" table:style-name="ce1">
            <text:p>0.0127</text:p>
          </table:table-cell>
          <table:table-cell office:value-type="float" office:value="2.5899999999999999E-2" table:formula="of:=AVERAGE([.E17:.E26])" table:style-name="ce1">
            <text:p>0.0259</text:p>
          </table:table-cell>
          <table:table-cell office:value-type="float" office:value="5.5299999999999995E-2" table:formula="of:=AVERAGE([.F17:.F26])" table:style-name="ce1">
            <text:p>0.0553</text:p>
          </table:table-cell>
          <table:table-cell office:value-type="float" office:value="0.1079" table:formula="of:=AVERAGE([.G17:.G26])" table:style-name="ce1">
            <text:p>0.1079</text:p>
          </table:table-cell>
          <table:table-cell office:value-type="float" office:value="0.29680000000000001" table:formula="of:=AVERAGE([.H17:.H26])" table:style-name="ce1">
            <text:p>0.2968</text:p>
          </table:table-cell>
          <table:table-cell office:value-type="float" office:value="0.60189999999999988" table:formula="of:=AVERAGE([.I17:.I26])" table:style-name="ce1">
            <text:p>0.6019</text:p>
          </table:table-cell>
          <table:table-cell office:value-type="float" office:value="1.1105" table:formula="of:=AVERAGE([.J17:.J26])" table:style-name="ce1">
            <text:p>1.1105</text:p>
          </table:table-cell>
          <table:table-cell office:value-type="float" office:value="2.0954999999999999" table:formula="of:=AVERAGE([.K17:.K26])" table:style-name="ce1">
            <text:p>2.0955</text:p>
          </table:table-cell>
          <table:table-cell table:style-name="ce1"/>
          <table:table-cell office:value-type="string" table:style-name="ce1">
            <text:p>Grid</text:p>
          </table:table-cell>
          <table:table-cell office:value-type="float" office:value="0" table:formula="of:=AVERAGE([.N17:.N26])" table:style-name="ce1">
            <text:p>0</text:p>
          </table:table-cell>
          <table:table-cell office:value-type="float" office:value="1.7000000000000001E-3" table:formula="of:=AVERAGE([.O17:.O26])" table:style-name="ce1">
            <text:p>0.0017</text:p>
          </table:table-cell>
          <table:table-cell office:value-type="float" office:value="3.3E-3" table:formula="of:=AVERAGE([.P17:.P26])" table:style-name="ce1">
            <text:p>0.0033</text:p>
          </table:table-cell>
          <table:table-cell office:value-type="float" office:value="3.8E-3" table:formula="of:=AVERAGE([.Q17:.Q26])" table:style-name="ce1">
            <text:p>0.0038</text:p>
          </table:table-cell>
          <table:table-cell office:value-type="float" office:value="2.1900000000000003E-2" table:formula="of:=AVERAGE([.R17:.R26])" table:style-name="ce1">
            <text:p>0.0219</text:p>
          </table:table-cell>
          <table:table-cell office:value-type="float" office:value="3.1100000000000006E-2" table:formula="of:=AVERAGE([.S17:.S26])" table:style-name="ce1">
            <text:p>0.0311</text:p>
          </table:table-cell>
          <table:table-cell office:value-type="float" office:value="9.3199999999999991E-2" table:formula="of:=AVERAGE([.T17:.T26])" table:style-name="ce1">
            <text:p>0.0932</text:p>
          </table:table-cell>
          <table:table-cell office:value-type="float" office:value="0.20419999999999999" table:formula="of:=AVERAGE([.U17:.U26])" table:style-name="ce1">
            <text:p>0.2042</text:p>
          </table:table-cell>
          <table:table-cell office:value-type="float" office:value="0.44749999999999995" table:formula="of:=AVERAGE([.V17:.V26])" table:style-name="ce1">
            <text:p>0.4475</text:p>
          </table:table-cell>
          <table:table-cell office:value-type="float" office:value="0.77980000000000005" table:formula="of:=AVERAGE([.W17:.W26])" table:style-name="ce1">
            <text:p>0.7798</text:p>
          </table:table-cell>
          <table:table-cell table:style-name="ce1"/>
          <table:table-cell office:value-type="string" table:style-name="ce1">
            <text:p>Grid</text:p>
          </table:table-cell>
          <table:table-cell office:value-type="float" office:value="3.0000000000000003E-4" table:formula="of:=AVERAGE([.Z17:.Z26])" table:style-name="ce1">
            <text:p>0.0003</text:p>
          </table:table-cell>
          <table:table-cell office:value-type="float" office:value="8.0000000000000004E-4" table:formula="of:=AVERAGE([.AA17:.AA26])" table:style-name="ce1">
            <text:p>0.0008</text:p>
          </table:table-cell>
          <table:table-cell office:value-type="float" office:value="1.2999999999999999E-3" table:formula="of:=AVERAGE([.AB17:.AB26])" table:style-name="ce1">
            <text:p>0.0013</text:p>
          </table:table-cell>
          <table:table-cell office:value-type="float" office:value="6.6E-3" table:formula="of:=AVERAGE([.AC17:.AC26])" table:style-name="ce1">
            <text:p>0.0066</text:p>
          </table:table-cell>
          <table:table-cell office:value-type="float" office:value="1.2699999999999999E-2" table:formula="of:=AVERAGE([.AD17:.AD26])" table:style-name="ce1">
            <text:p>0.0127</text:p>
          </table:table-cell>
          <table:table-cell office:value-type="float" office:value="2.4899999999999999E-2" table:formula="of:=AVERAGE([.AE17:.AE26])" table:style-name="ce1">
            <text:p>0.0249</text:p>
          </table:table-cell>
          <table:table-cell office:value-type="float" office:value="6.9200000000000012E-2" table:formula="of:=AVERAGE([.AF17:.AF26])" table:style-name="ce1">
            <text:p>0.0692</text:p>
          </table:table-cell>
          <table:table-cell office:value-type="float" office:value="0.21679999999999996" table:formula="of:=AVERAGE([.AG17:.AG26])" table:style-name="ce1">
            <text:p>0.2168</text:p>
          </table:table-cell>
          <table:table-cell office:value-type="float" office:value="0.33470000000000005" table:formula="of:=AVERAGE([.AH17:.AH26])" table:style-name="ce1">
            <text:p>0.3347</text:p>
          </table:table-cell>
          <table:table-cell office:value-type="float" office:value="0.72019999999999995" table:formula="of:=AVERAGE([.AI17:.AI26])" table:style-name="ce1">
            <text:p>0.7202</text:p>
          </table:table-cell>
          <table:table-cell table:number-columns-repeated="16349"/>
        </table:table-row>
        <table:table-row table:style-name="ro1">
          <table:table-cell office:value-type="string" table:style-name="ce1">
            <text:p>Kružnice</text:p>
          </table:table-cell>
          <table:table-cell office:value-type="float" office:value="3.2600000000000004E-2" table:formula="of:=AVERAGE([.B30:.B39])" table:style-name="ce1">
            <text:p>0.0326</text:p>
          </table:table-cell>
          <table:table-cell office:value-type="float" office:value="0.10429999999999999" table:formula="of:=AVERAGE([.C30:.C39])" table:style-name="ce1">
            <text:p>0.1043</text:p>
          </table:table-cell>
          <table:table-cell office:value-type="float" office:value="0.18887499999999999" table:formula="of:=AVERAGE([.D30:.D32];[.D35:.D39])" table:style-name="ce1">
            <text:p>0.188875</text:p>
          </table:table-cell>
          <table:table-cell office:value-type="float" office:value="0.41649999999999998" table:formula="of:=AVERAGE([.E30:.E39])" table:style-name="ce1">
            <text:p>0.4165</text:p>
          </table:table-cell>
          <table:table-cell table:number-columns-repeated="7" table:style-name="ce1"/>
          <table:table-cell office:value-type="string" table:style-name="ce1">
            <text:p>Kružnice</text:p>
          </table:table-cell>
          <table:table-cell office:value-type="float" office:value="1.8E-3" table:formula="of:=AVERAGE([.N30:.N39])" table:style-name="ce1">
            <text:p>0.0018</text:p>
          </table:table-cell>
          <table:table-cell office:value-type="float" office:value="5.0000000000000001E-3" table:formula="of:=AVERAGE([.O30:.O39])" table:style-name="ce1">
            <text:p>0.005</text:p>
          </table:table-cell>
          <table:table-cell office:value-type="float" office:value="1.2699999999999999E-2" table:formula="of:=AVERAGE([.P30:.P39])" table:style-name="ce1">
            <text:p>0.0127</text:p>
          </table:table-cell>
          <table:table-cell office:value-type="float" office:value="3.4099999999999998E-2" table:formula="of:=AVERAGE([.Q30:.Q39])" table:style-name="ce1">
            <text:p>0.0341</text:p>
          </table:table-cell>
          <table:table-cell office:value-type="float" office:value="0.10680000000000001" table:formula="of:=AVERAGE([.R30:.R39])" table:style-name="ce1">
            <text:p>0.1068</text:p>
          </table:table-cell>
          <table:table-cell office:value-type="float" office:value="0.2838" table:formula="of:=AVERAGE([.S30:.S39])" table:style-name="ce1">
            <text:p>0.2838</text:p>
          </table:table-cell>
          <table:table-cell office:value-type="float" office:value="0.38170000000000004" table:formula="of:=AVERAGE([.T30:.T39])" table:style-name="ce1">
            <text:p>0.3817</text:p>
          </table:table-cell>
          <table:table-cell office:value-type="float" office:value="0.88580000000000003" table:formula="of:=AVERAGE([.U30:.U39])" table:style-name="ce1">
            <text:p>0.8858</text:p>
          </table:table-cell>
          <table:table-cell office:value-type="float" office:value="1.9643000000000002" table:formula="of:=AVERAGE([.V30:.V39])" table:style-name="ce1">
            <text:p>1.9643</text:p>
          </table:table-cell>
          <table:table-cell office:value-type="float" office:value="3.6770999999999994" table:formula="of:=AVERAGE([.W30:.W39])" table:style-name="ce1">
            <text:p>3.6771</text:p>
          </table:table-cell>
          <table:table-cell table:style-name="ce1"/>
          <table:table-cell office:value-type="string" table:style-name="ce1">
            <text:p>Kružnice</text:p>
          </table:table-cell>
          <table:table-cell office:value-type="float" office:value="0" table:formula="of:=AVERAGE([.Z30:.Z39])" table:style-name="ce1">
            <text:p>0</text:p>
          </table:table-cell>
          <table:table-cell office:value-type="float" office:value="3.6000000000000003E-3" table:formula="of:=AVERAGE([.AA30:.AA39])" table:style-name="ce1">
            <text:p>0.0036</text:p>
          </table:table-cell>
          <table:table-cell office:value-type="float" office:value="1.9E-3" table:formula="of:=AVERAGE([.AB30:.AB39])" table:style-name="ce1">
            <text:p>0.0019</text:p>
          </table:table-cell>
          <table:table-cell office:value-type="float" office:value="1.34E-2" table:formula="of:=AVERAGE([.AC30:.AC39])" table:style-name="ce1">
            <text:p>0.0134</text:p>
          </table:table-cell>
          <table:table-cell office:value-type="float" office:value="1.6799999999999999E-2" table:formula="of:=AVERAGE([.AD30:.AD39])" table:style-name="ce1">
            <text:p>0.0168</text:p>
          </table:table-cell>
          <table:table-cell office:value-type="float" office:value="3.1300000000000008E-2" table:formula="of:=AVERAGE([.AE30:.AE39])" table:style-name="ce1">
            <text:p>0.0313</text:p>
          </table:table-cell>
          <table:table-cell office:value-type="float" office:value="5.7499999999999996E-2" table:formula="of:=AVERAGE([.AF30:.AF39])" table:style-name="ce1">
            <text:p>0.0575</text:p>
          </table:table-cell>
          <table:table-cell office:value-type="float" office:value="0.23469999999999999" table:formula="of:=AVERAGE([.AG30:.AG39])" table:style-name="ce1">
            <text:p>0.2347</text:p>
          </table:table-cell>
          <table:table-cell office:value-type="float" office:value="0.33599999999999997" table:formula="of:=AVERAGE([.AH30:.AH39])" table:style-name="ce1">
            <text:p>0.336</text:p>
          </table:table-cell>
          <table:table-cell office:value-type="float" office:value="0.7026" table:formula="of:=AVERAGE([.AI30:.AI39])" table:style-name="ce1">
            <text:p>0.7026</text:p>
          </table:table-cell>
          <table:table-cell table:number-columns-repeated="1634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5" table:style-name="ce1"/>
          <table:table-cell table:style-name="ce1">
            <draw:frame draw:z-index="3" draw:id="id2" draw:style-name="a2" draw:name="Chart 3" svg:x="0.40833in" svg:y="0.0375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58" table:style-name="ce1"/>
        </table:table-row>
        <table:table-row table:style-name="ro1">
          <table:table-cell table:style-name="ce1"/>
          <table:table-cell table:style-name="ce1">
            <draw:frame draw:z-index="1" draw:id="id0" draw:style-name="a0" draw:name="Chart 1" svg:x="0.525in" svg:y="0.09583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2" table:style-name="ce1"/>
          <table:table-cell table:style-name="ce1">
            <draw:frame draw:z-index="2" draw:id="id1" draw:style-name="a1" draw:name="Chart 2" svg:x="0.025in" svg:y="0.09583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69" table:style-name="ce1"/>
        </table:table-row>
        <table:table-row table:number-rows-repeated="14" table:style-name="ro1">
          <table:table-cell table:number-columns-repeated="16384"/>
        </table:table-row>
        <table:table-row table:style-name="ro1">
          <table:table-cell office:value-type="string" table:style-name="ce1">
            <text:p>Náhodná množina</text:p>
          </table:table-cell>
          <table:table-cell table:number-columns-repeated="11" table:style-name="ce1"/>
          <table:table-cell office:value-type="string" table:style-name="ce1">
            <text:p>Grid</text:p>
          </table:table-cell>
          <table:table-cell table:number-columns-repeated="11" table:style-name="ce1"/>
          <table:table-cell office:value-type="string" table:style-name="ce1">
            <text:p>Kružnice</text:p>
          </table:table-cell>
          <table:table-cell table:number-columns-repeated="16359" table:style-name="ce1"/>
        </table:table-row>
        <table:table-row table:style-name="ro1">
          <table:table-cell table:style-name="ce1"/>
          <table:table-cell office:value-type="float" office:value="1000" table:style-name="ce1">
            <text:p>1000</text:p>
          </table:table-cell>
          <table:table-cell office:value-type="float" office:value="2500" table:style-name="ce1">
            <text:p>2500</text:p>
          </table:table-cell>
          <table:table-cell office:value-type="float" office:value="5000" table:style-name="ce1">
            <text:p>5000</text:p>
          </table:table-cell>
          <table:table-cell office:value-type="float" office:value="10000" table:style-name="ce1">
            <text:p>10000</text:p>
          </table:table-cell>
          <table:table-cell office:value-type="float" office:value="25000" table:style-name="ce1">
            <text:p>25000</text:p>
          </table:table-cell>
          <table:table-cell office:value-type="float" office:value="50000" table:style-name="ce1">
            <text:p>50000</text:p>
          </table:table-cell>
          <table:table-cell office:value-type="float" office:value="100000" table:style-name="ce1">
            <text:p>100000</text:p>
          </table:table-cell>
          <table:table-cell office:value-type="float" office:value="250000" table:style-name="ce1">
            <text:p>250000</text:p>
          </table:table-cell>
          <table:table-cell office:value-type="float" office:value="500000" table:style-name="ce1">
            <text:p>500000</text:p>
          </table:table-cell>
          <table:table-cell office:value-type="float" office:value="1000000" table:style-name="ce1">
            <text:p>1000000</text:p>
          </table:table-cell>
          <table:table-cell table:number-columns-repeated="2" table:style-name="ce1"/>
          <table:table-cell office:value-type="float" office:value="1000" table:style-name="ce1">
            <text:p>1000</text:p>
          </table:table-cell>
          <table:table-cell office:value-type="float" office:value="2500" table:style-name="ce1">
            <text:p>2500</text:p>
          </table:table-cell>
          <table:table-cell office:value-type="float" office:value="5000" table:style-name="ce1">
            <text:p>5000</text:p>
          </table:table-cell>
          <table:table-cell office:value-type="float" office:value="10000" table:style-name="ce1">
            <text:p>10000</text:p>
          </table:table-cell>
          <table:table-cell office:value-type="float" office:value="25000" table:style-name="ce1">
            <text:p>25000</text:p>
          </table:table-cell>
          <table:table-cell office:value-type="float" office:value="50000" table:style-name="ce1">
            <text:p>50000</text:p>
          </table:table-cell>
          <table:table-cell office:value-type="float" office:value="100000" table:style-name="ce1">
            <text:p>100000</text:p>
          </table:table-cell>
          <table:table-cell office:value-type="float" office:value="250000" table:style-name="ce1">
            <text:p>250000</text:p>
          </table:table-cell>
          <table:table-cell office:value-type="float" office:value="500000" table:style-name="ce1">
            <text:p>500000</text:p>
          </table:table-cell>
          <table:table-cell office:value-type="float" office:value="1000000" table:style-name="ce1">
            <text:p>1000000</text:p>
          </table:table-cell>
          <table:table-cell table:number-columns-repeated="2" table:style-name="ce1"/>
          <table:table-cell office:value-type="float" office:value="1000" table:style-name="ce1">
            <text:p>1000</text:p>
          </table:table-cell>
          <table:table-cell office:value-type="float" office:value="2500" table:style-name="ce1">
            <text:p>2500</text:p>
          </table:table-cell>
          <table:table-cell office:value-type="float" office:value="5000" table:style-name="ce1">
            <text:p>5000</text:p>
          </table:table-cell>
          <table:table-cell office:value-type="float" office:value="10000" table:style-name="ce1">
            <text:p>10000</text:p>
          </table:table-cell>
          <table:table-cell office:value-type="float" office:value="25000" table:style-name="ce1">
            <text:p>25000</text:p>
          </table:table-cell>
          <table:table-cell office:value-type="float" office:value="50000" table:style-name="ce1">
            <text:p>50000</text:p>
          </table:table-cell>
          <table:table-cell office:value-type="float" office:value="100000" table:style-name="ce1">
            <text:p>100000</text:p>
          </table:table-cell>
          <table:table-cell office:value-type="float" office:value="250000" table:style-name="ce1">
            <text:p>250000</text:p>
          </table:table-cell>
          <table:table-cell office:value-type="float" office:value="500000" table:style-name="ce1">
            <text:p>500000</text:p>
          </table:table-cell>
          <table:table-cell office:value-type="float" office:value="1000000" table:style-name="ce1">
            <text:p>1000000</text:p>
          </table:table-cell>
          <table:table-cell table:number-columns-repeated="16349"/>
        </table:table-row>
        <table:table-row table:style-name="ro1">
          <table:table-cell office:value-type="string" table:style-name="ce1">
            <text:p>Jarvis Scan</text:p>
          </table:table-cell>
          <table:table-cell office:value-type="float" office:value="5.0000000000000001E-4" table:formula="of:=[.B42]" table:style-name="ce1">
            <text:p>0.0005</text:p>
          </table:table-cell>
          <table:table-cell office:value-type="float" office:value="9.0000000000000008E-4" table:formula="of:=[.C42]" table:style-name="ce1">
            <text:p>0.0009</text:p>
          </table:table-cell>
          <table:table-cell office:value-type="float" office:value="1.7000000000000006E-3" table:formula="of:=[.D42]" table:style-name="ce1">
            <text:p>0.0017</text:p>
          </table:table-cell>
          <table:table-cell office:value-type="float" office:value="3.4999999999999996E-3" table:formula="of:=[.E42]" table:style-name="ce1">
            <text:p>0.0035</text:p>
          </table:table-cell>
          <table:table-cell office:value-type="float" office:value="9.5999999999999992E-3" table:formula="of:=[.F42]" table:style-name="ce1">
            <text:p>0.0096</text:p>
          </table:table-cell>
          <table:table-cell office:value-type="float" office:value="2.4499999999999997E-2" table:formula="of:=[.G42]" table:style-name="ce1">
            <text:p>0.0245</text:p>
          </table:table-cell>
          <table:table-cell office:value-type="float" office:value="6.6000000000000017E-2" table:formula="of:=[.H42]" table:style-name="ce1">
            <text:p>0.066</text:p>
          </table:table-cell>
          <table:table-cell office:value-type="float" office:value="0.30730000000000002" table:formula="of:=[.I42]" table:style-name="ce1">
            <text:p>0.3073</text:p>
          </table:table-cell>
          <table:table-cell office:value-type="float" office:value="1.2055" table:formula="of:=[.J42]" table:style-name="ce1">
            <text:p>1.2055</text:p>
          </table:table-cell>
          <table:table-cell office:value-type="float" office:value="4.3080000000000007" table:formula="of:=[.K42]" table:style-name="ce1">
            <text:p>4.308</text:p>
          </table:table-cell>
          <table:table-cell table:style-name="ce1"/>
          <table:table-cell office:value-type="string" table:style-name="ce1">
            <text:p>Jarvis Scan</text:p>
          </table:table-cell>
          <table:table-cell office:value-type="float" office:value="2.1000000000000003E-3" table:formula="of:=[.B43]" table:style-name="ce1">
            <text:p>0.0021</text:p>
          </table:table-cell>
          <table:table-cell office:value-type="float" office:value="7.2000000000000007E-3" table:formula="of:=[.C43]" table:style-name="ce1">
            <text:p>0.0072</text:p>
          </table:table-cell>
          <table:table-cell office:value-type="float" office:value="1.2699999999999999E-2" table:formula="of:=[.D43]" table:style-name="ce1">
            <text:p>0.0127</text:p>
          </table:table-cell>
          <table:table-cell office:value-type="float" office:value="2.5899999999999999E-2" table:formula="of:=[.E43]" table:style-name="ce1">
            <text:p>0.0259</text:p>
          </table:table-cell>
          <table:table-cell office:value-type="float" office:value="5.5299999999999995E-2" table:formula="of:=[.F43]" table:style-name="ce1">
            <text:p>0.0553</text:p>
          </table:table-cell>
          <table:table-cell office:value-type="float" office:value="0.1079" table:formula="of:=[.G43]" table:style-name="ce1">
            <text:p>0.1079</text:p>
          </table:table-cell>
          <table:table-cell office:value-type="float" office:value="0.29680000000000001" table:formula="of:=[.H43]" table:style-name="ce1">
            <text:p>0.2968</text:p>
          </table:table-cell>
          <table:table-cell office:value-type="float" office:value="0.60189999999999988" table:formula="of:=[.I43]" table:style-name="ce1">
            <text:p>0.6019</text:p>
          </table:table-cell>
          <table:table-cell office:value-type="float" office:value="1.1105" table:formula="of:=[.J43]" table:style-name="ce1">
            <text:p>1.1105</text:p>
          </table:table-cell>
          <table:table-cell office:value-type="float" office:value="2.0954999999999999" table:formula="of:=[.K43]" table:style-name="ce1">
            <text:p>2.0955</text:p>
          </table:table-cell>
          <table:table-cell table:style-name="ce1"/>
          <table:table-cell office:value-type="string" table:style-name="ce1">
            <text:p>Jarvis Scan</text:p>
          </table:table-cell>
          <table:table-cell office:value-type="float" office:value="3.2600000000000004E-2" table:formula="of:=[.B44]" table:style-name="ce1">
            <text:p>0.0326</text:p>
          </table:table-cell>
          <table:table-cell office:value-type="float" office:value="0.10429999999999999" table:formula="of:=[.C44]" table:style-name="ce1">
            <text:p>0.1043</text:p>
          </table:table-cell>
          <table:table-cell office:value-type="float" office:value="0.18887499999999999" table:formula="of:=[.D44]" table:style-name="ce1">
            <text:p>0.188875</text:p>
          </table:table-cell>
          <table:table-cell office:value-type="float" office:value="0.41649999999999998" table:formula="of:=[.E44]" table:style-name="ce1">
            <text:p>0.4165</text:p>
          </table:table-cell>
          <table:table-cell table:number-columns-repeated="16355" table:style-name="ce1"/>
        </table:table-row>
        <table:table-row table:style-name="ro1">
          <table:table-cell office:value-type="string" table:style-name="ce1">
            <text:p>Quick Scan</text:p>
          </table:table-cell>
          <table:table-cell office:value-type="float" office:value="8.0000000000000004E-4" table:formula="of:=[.N42]" table:style-name="ce1">
            <text:p>0.0008</text:p>
          </table:table-cell>
          <table:table-cell office:value-type="float" office:value="3.4000000000000002E-3" table:formula="of:=[.O42]" table:style-name="ce1">
            <text:p>0.0034</text:p>
          </table:table-cell>
          <table:table-cell office:value-type="float" office:value="6.3E-3" table:formula="of:=[.P42]" table:style-name="ce1">
            <text:p>0.0063</text:p>
          </table:table-cell>
          <table:table-cell office:value-type="float" office:value="9.1000000000000004E-3" table:formula="of:=[.Q42]" table:style-name="ce1">
            <text:p>0.0091</text:p>
          </table:table-cell>
          <table:table-cell office:value-type="float" office:value="2.7000000000000003E-2" table:formula="of:=[.R42]" table:style-name="ce1">
            <text:p>0.027</text:p>
          </table:table-cell>
          <table:table-cell office:value-type="float" office:value="4.7099999999999989E-2" table:formula="of:=[.S42]" table:style-name="ce1">
            <text:p>0.0471</text:p>
          </table:table-cell>
          <table:table-cell office:value-type="float" office:value="9.9599999999999994E-2" table:formula="of:=[.T42]" table:style-name="ce1">
            <text:p>0.0996</text:p>
          </table:table-cell>
          <table:table-cell office:value-type="float" office:value="0.24489999999999998" table:formula="of:=[.U42]" table:style-name="ce1">
            <text:p>0.2449</text:p>
          </table:table-cell>
          <table:table-cell office:value-type="float" office:value="0.48870000000000002" table:formula="of:=[.V42]" table:style-name="ce1">
            <text:p>0.4887</text:p>
          </table:table-cell>
          <table:table-cell office:value-type="float" office:value="0.9327000000000002" table:formula="of:=[.W42]" table:style-name="ce1">
            <text:p>0.9327</text:p>
          </table:table-cell>
          <table:table-cell table:style-name="ce1"/>
          <table:table-cell office:value-type="string" table:style-name="ce1">
            <text:p>Quick Scan</text:p>
          </table:table-cell>
          <table:table-cell office:value-type="float" office:value="0" table:formula="of:=[.N43]" table:style-name="ce1">
            <text:p>0</text:p>
          </table:table-cell>
          <table:table-cell office:value-type="float" office:value="1.7000000000000001E-3" table:formula="of:=[.O43]" table:style-name="ce1">
            <text:p>0.0017</text:p>
          </table:table-cell>
          <table:table-cell office:value-type="float" office:value="3.3E-3" table:formula="of:=[.P43]" table:style-name="ce1">
            <text:p>0.0033</text:p>
          </table:table-cell>
          <table:table-cell office:value-type="float" office:value="3.8E-3" table:formula="of:=[.Q43]" table:style-name="ce1">
            <text:p>0.0038</text:p>
          </table:table-cell>
          <table:table-cell office:value-type="float" office:value="2.1900000000000003E-2" table:formula="of:=[.R43]" table:style-name="ce1">
            <text:p>0.0219</text:p>
          </table:table-cell>
          <table:table-cell office:value-type="float" office:value="3.1100000000000006E-2" table:formula="of:=[.S43]" table:style-name="ce1">
            <text:p>0.0311</text:p>
          </table:table-cell>
          <table:table-cell office:value-type="float" office:value="9.3199999999999991E-2" table:formula="of:=[.T43]" table:style-name="ce1">
            <text:p>0.0932</text:p>
          </table:table-cell>
          <table:table-cell office:value-type="float" office:value="0.20419999999999999" table:formula="of:=[.U43]" table:style-name="ce1">
            <text:p>0.2042</text:p>
          </table:table-cell>
          <table:table-cell office:value-type="float" office:value="0.44749999999999995" table:formula="of:=[.V43]" table:style-name="ce1">
            <text:p>0.4475</text:p>
          </table:table-cell>
          <table:table-cell office:value-type="float" office:value="0.77980000000000005" table:formula="of:=[.W43]" table:style-name="ce1">
            <text:p>0.7798</text:p>
          </table:table-cell>
          <table:table-cell table:style-name="ce1"/>
          <table:table-cell office:value-type="string" table:style-name="ce1">
            <text:p>Quick Scan</text:p>
          </table:table-cell>
          <table:table-cell office:value-type="float" office:value="1.8E-3" table:formula="of:=[.N44]" table:style-name="ce1">
            <text:p>0.0018</text:p>
          </table:table-cell>
          <table:table-cell office:value-type="float" office:value="5.0000000000000001E-3" table:formula="of:=[.O44]" table:style-name="ce1">
            <text:p>0.005</text:p>
          </table:table-cell>
          <table:table-cell office:value-type="float" office:value="1.2699999999999999E-2" table:formula="of:=[.P44]" table:style-name="ce1">
            <text:p>0.0127</text:p>
          </table:table-cell>
          <table:table-cell office:value-type="float" office:value="3.4099999999999998E-2" table:formula="of:=[.Q44]" table:style-name="ce1">
            <text:p>0.0341</text:p>
          </table:table-cell>
          <table:table-cell office:value-type="float" office:value="0.10680000000000001" table:formula="of:=[.R44]" table:style-name="ce1">
            <text:p>0.1068</text:p>
          </table:table-cell>
          <table:table-cell office:value-type="float" office:value="0.2838" table:formula="of:=[.S44]" table:style-name="ce1">
            <text:p>0.2838</text:p>
          </table:table-cell>
          <table:table-cell office:value-type="float" office:value="0.38170000000000004" table:formula="of:=[.T44]" table:style-name="ce1">
            <text:p>0.3817</text:p>
          </table:table-cell>
          <table:table-cell office:value-type="float" office:value="0.88580000000000003" table:formula="of:=[.U44]" table:style-name="ce1">
            <text:p>0.8858</text:p>
          </table:table-cell>
          <table:table-cell office:value-type="float" office:value="1.9643000000000002" table:formula="of:=[.V44]" table:style-name="ce1">
            <text:p>1.9643</text:p>
          </table:table-cell>
          <table:table-cell office:value-type="float" office:value="3.6770999999999994" table:formula="of:=[.W44]" table:style-name="ce1">
            <text:p>3.6771</text:p>
          </table:table-cell>
          <table:table-cell table:number-columns-repeated="16349"/>
        </table:table-row>
        <table:table-row table:style-name="ro1">
          <table:table-cell office:value-type="string" table:style-name="ce1">
            <text:p>Sweep Line</text:p>
          </table:table-cell>
          <table:table-cell office:value-type="float" office:value="4.0000000000000002E-4" table:formula="of:=[.Z42]" table:style-name="ce1">
            <text:p>0.0004</text:p>
          </table:table-cell>
          <table:table-cell office:value-type="float" office:value="2.0000000000000001E-4" table:formula="of:=[.AA42]" table:style-name="ce1">
            <text:p>0.0002</text:p>
          </table:table-cell>
          <table:table-cell office:value-type="float" office:value="3.3E-3" table:formula="of:=[.AB42]" table:style-name="ce1">
            <text:p>0.0033</text:p>
          </table:table-cell>
          <table:table-cell office:value-type="float" office:value="1.12E-2" table:formula="of:=[.AC42]" table:style-name="ce1">
            <text:p>0.0112</text:p>
          </table:table-cell>
          <table:table-cell office:value-type="float" office:value="1.5800000000000002E-2" table:formula="of:=[.AD42]" table:style-name="ce1">
            <text:p>0.0158</text:p>
          </table:table-cell>
          <table:table-cell office:value-type="float" office:value="3.4100000000000005E-2" table:formula="of:=[.AE42]" table:style-name="ce1">
            <text:p>0.0341</text:p>
          </table:table-cell>
          <table:table-cell office:value-type="float" office:value="7.0900000000000005E-2" table:formula="of:=[.AF42]" table:style-name="ce1">
            <text:p>0.0709</text:p>
          </table:table-cell>
          <table:table-cell office:value-type="float" office:value="0.22410000000000002" table:formula="of:=[.AG42]" table:style-name="ce1">
            <text:p>0.2241</text:p>
          </table:table-cell>
          <table:table-cell office:value-type="float" office:value="0.4178" table:formula="of:=[.AH42]" table:style-name="ce1">
            <text:p>0.4178</text:p>
          </table:table-cell>
          <table:table-cell office:value-type="float" office:value="0.84869999999999979" table:formula="of:=[.AI42]" table:style-name="ce1">
            <text:p>0.8487</text:p>
          </table:table-cell>
          <table:table-cell table:style-name="ce1"/>
          <table:table-cell office:value-type="string" table:style-name="ce1">
            <text:p>Sweep Line</text:p>
          </table:table-cell>
          <table:table-cell office:value-type="float" office:value="3.0000000000000003E-4" table:formula="of:=[.Z43]" table:style-name="ce1">
            <text:p>0.0003</text:p>
          </table:table-cell>
          <table:table-cell office:value-type="float" office:value="8.0000000000000004E-4" table:formula="of:=[.AA43]" table:style-name="ce1">
            <text:p>0.0008</text:p>
          </table:table-cell>
          <table:table-cell office:value-type="float" office:value="1.2999999999999999E-3" table:formula="of:=[.AB43]" table:style-name="ce1">
            <text:p>0.0013</text:p>
          </table:table-cell>
          <table:table-cell office:value-type="float" office:value="6.6E-3" table:formula="of:=[.AC43]" table:style-name="ce1">
            <text:p>0.0066</text:p>
          </table:table-cell>
          <table:table-cell office:value-type="float" office:value="1.2699999999999999E-2" table:formula="of:=[.AD43]" table:style-name="ce1">
            <text:p>0.0127</text:p>
          </table:table-cell>
          <table:table-cell office:value-type="float" office:value="2.4899999999999999E-2" table:formula="of:=[.AE43]" table:style-name="ce1">
            <text:p>0.0249</text:p>
          </table:table-cell>
          <table:table-cell office:value-type="float" office:value="6.9200000000000012E-2" table:formula="of:=[.AF43]" table:style-name="ce1">
            <text:p>0.0692</text:p>
          </table:table-cell>
          <table:table-cell office:value-type="float" office:value="0.21679999999999996" table:formula="of:=[.AG43]" table:style-name="ce1">
            <text:p>0.2168</text:p>
          </table:table-cell>
          <table:table-cell office:value-type="float" office:value="0.33470000000000005" table:formula="of:=[.AH43]" table:style-name="ce1">
            <text:p>0.3347</text:p>
          </table:table-cell>
          <table:table-cell office:value-type="float" office:value="0.72019999999999995" table:formula="of:=[.AI43]" table:style-name="ce1">
            <text:p>0.7202</text:p>
          </table:table-cell>
          <table:table-cell table:style-name="ce1"/>
          <table:table-cell office:value-type="string" table:style-name="ce1">
            <text:p>Sweep Line</text:p>
          </table:table-cell>
          <table:table-cell office:value-type="float" office:value="0" table:formula="of:=[.Z44]" table:style-name="ce1">
            <text:p>0</text:p>
          </table:table-cell>
          <table:table-cell office:value-type="float" office:value="3.6000000000000003E-3" table:formula="of:=[.AA44]" table:style-name="ce1">
            <text:p>0.0036</text:p>
          </table:table-cell>
          <table:table-cell office:value-type="float" office:value="1.9E-3" table:formula="of:=[.AB44]" table:style-name="ce1">
            <text:p>0.0019</text:p>
          </table:table-cell>
          <table:table-cell office:value-type="float" office:value="1.34E-2" table:formula="of:=[.AC44]" table:style-name="ce1">
            <text:p>0.0134</text:p>
          </table:table-cell>
          <table:table-cell office:value-type="float" office:value="1.6799999999999999E-2" table:formula="of:=[.AD44]" table:style-name="ce1">
            <text:p>0.0168</text:p>
          </table:table-cell>
          <table:table-cell office:value-type="float" office:value="3.1300000000000008E-2" table:formula="of:=[.AE44]" table:style-name="ce1">
            <text:p>0.0313</text:p>
          </table:table-cell>
          <table:table-cell office:value-type="float" office:value="5.7499999999999996E-2" table:formula="of:=[.AF44]" table:style-name="ce1">
            <text:p>0.0575</text:p>
          </table:table-cell>
          <table:table-cell office:value-type="float" office:value="0.23469999999999999" table:formula="of:=[.AG44]" table:style-name="ce1">
            <text:p>0.2347</text:p>
          </table:table-cell>
          <table:table-cell office:value-type="float" office:value="0.33599999999999997" table:formula="of:=[.AH44]" table:style-name="ce1">
            <text:p>0.336</text:p>
          </table:table-cell>
          <table:table-cell office:value-type="float" office:value="0.7026" table:formula="of:=[.AI44]" table:style-name="ce1">
            <text:p>0.7026</text:p>
          </table:table-cell>
          <table:table-cell table:number-columns-repeated="16349"/>
        </table:table-row>
        <table:table-row table:style-name="ro1">
          <table:table-cell table:number-columns-repeated="25"/>
          <table:table-cell table:style-name="ce1">
            <draw:frame draw:z-index="6" draw:id="id5" draw:style-name="a5" draw:name="Chart 6" svg:x="0.625in" svg:y="0.1375in" svg:width="5in" svg:height="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58"/>
        </table:table-row>
        <table:table-row table:style-name="ro1">
          <table:table-cell/>
          <table:table-cell table:style-name="ce1">
            <draw:frame draw:z-index="4" draw:id="id3" draw:style-name="a3" draw:name="Chart 4" svg:x="0.43333in" svg:y="0.04583in" svg:width="5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1"/>
          <table:table-cell table:style-name="ce1">
            <draw:frame draw:z-index="5" draw:id="id4" draw:style-name="a4" draw:name="Chart 5" svg:x="0.55833in" svg:y="0.0375in" svg:width="5in" svg:height="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70"/>
        </table:table-row>
        <table:table-row table:number-rows-repeated="104850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Radek Novotný</meta:initial-creator>
    <dc:creator>Radek Novotný</dc:creator>
    <meta:creation-date>2018-11-16T12:38:01Z</meta:creation-date>
    <dc:date>2018-11-26T04:06:00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Jarvis scan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Sheet1.$B$41:.$K$41"/>
          </chart:axis>
          <chart:axis chart:dimension="y" chart:name="primary-y" chart:style-name="Axs1">
            <chart:grid chart:class="major" chart:style-name="GMa1"/>
          </chart:axis>
          <chart:series chart:label-cell-address="Sheet1.$A$42" chart:values-cell-range-address="Sheet1.$B$42:.$K$42" chart:class="chart:line" chart:attached-axis="primary-y" chart:style-name="G0S0">
            <chart:data-point chart:repeated="10"/>
          </chart:series>
          <chart:series chart:label-cell-address="Sheet1.$A$43" chart:values-cell-range-address="Sheet1.$B$43:.$K$43" chart:class="chart:line" chart:attached-axis="primary-y" chart:style-name="G0S1">
            <chart:data-point chart:repeated="10"/>
          </chart:series>
          <chart:series chart:label-cell-address="Sheet1.$A$44" chart:values-cell-range-address="Sheet1.$B$44:.$K$44" chart:class="chart:line" chart:attached-axis="primary-y" chart:style-name="G0S2">
            <chart:data-point chart:repeated="1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Quick<text:s text:c="1"/>Hull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Sheet1.$N$41:.$W$41"/>
          </chart:axis>
          <chart:axis chart:dimension="y" chart:name="primary-y" chart:style-name="Axs1">
            <chart:grid chart:class="major" chart:style-name="GMa1"/>
          </chart:axis>
          <chart:series chart:label-cell-address="Sheet1.$M$42" chart:values-cell-range-address="Sheet1.$N$42:.$W$42" chart:class="chart:line" chart:attached-axis="primary-y" chart:style-name="G0S0">
            <chart:data-point chart:repeated="10"/>
          </chart:series>
          <chart:series chart:label-cell-address="Sheet1.$M$43" chart:values-cell-range-address="Sheet1.$N$43:.$W$43" chart:class="chart:line" chart:attached-axis="primary-y" chart:style-name="G0S1">
            <chart:data-point chart:repeated="10"/>
          </chart:series>
          <chart:series chart:label-cell-address="Sheet1.$M$44" chart:values-cell-range-address="Sheet1.$N$44:.$W$44" chart:class="chart:line" chart:attached-axis="primary-y" chart:style-name="G0S2">
            <chart:data-point chart:repeated="1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Sweep Line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Sheet1.$Z$41:.$AI$41"/>
          </chart:axis>
          <chart:axis chart:dimension="y" chart:name="primary-y" chart:style-name="Axs1">
            <chart:grid chart:class="major" chart:style-name="GMa1"/>
          </chart:axis>
          <chart:series chart:label-cell-address="Sheet1.$Y$42" chart:values-cell-range-address="Sheet1.$Z$42:.$AI$42" chart:class="chart:line" chart:attached-axis="primary-y" chart:style-name="G0S0">
            <chart:data-point chart:repeated="10"/>
          </chart:series>
          <chart:series chart:label-cell-address="Sheet1.$Y$43" chart:values-cell-range-address="Sheet1.$Z$43:.$AI$43" chart:class="chart:line" chart:attached-axis="primary-y" chart:style-name="G0S1">
            <chart:data-point chart:repeated="10"/>
          </chart:series>
          <chart:series chart:label-cell-address="Sheet1.$Y$44" chart:values-cell-range-address="Sheet1.$Z$44:.$AI$44" chart:class="chart:line" chart:attached-axis="primary-y" chart:style-name="G0S2">
            <chart:data-point chart:repeated="10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Náhodná množina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Sheet1.$B$63:.$K$63"/>
          </chart:axis>
          <chart:axis chart:dimension="y" chart:name="primary-y" chart:style-name="Axs1">
            <chart:grid chart:class="major" chart:style-name="GMa1"/>
          </chart:axis>
          <chart:series chart:label-cell-address="Sheet1.$A$64" chart:values-cell-range-address="Sheet1.$B$64:.$K$64" chart:class="chart:line" chart:attached-axis="primary-y" chart:style-name="G0S0">
            <chart:data-point chart:repeated="10"/>
          </chart:series>
          <chart:series chart:label-cell-address="Sheet1.$A$65" chart:values-cell-range-address="Sheet1.$B$65:.$K$65" chart:class="chart:line" chart:attached-axis="primary-y" chart:style-name="G0S1">
            <chart:data-point chart:repeated="10"/>
          </chart:series>
          <chart:series chart:label-cell-address="Sheet1.$A$66" chart:values-cell-range-address="Sheet1.$B$66:.$K$66" chart:class="chart:line" chart:attached-axis="primary-y" chart:style-name="G0S2">
            <chart:data-point chart:repeated="10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Grid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Sheet1.$N$63:.$W$63"/>
          </chart:axis>
          <chart:axis chart:dimension="y" chart:name="primary-y" chart:style-name="Axs1">
            <chart:grid chart:class="major" chart:style-name="GMa1"/>
          </chart:axis>
          <chart:series chart:label-cell-address="Sheet1.$M$64" chart:values-cell-range-address="Sheet1.$N$64:.$W$64" chart:class="chart:line" chart:attached-axis="primary-y" chart:style-name="G0S0">
            <chart:data-point chart:repeated="10"/>
          </chart:series>
          <chart:series chart:label-cell-address="Sheet1.$M$65" chart:values-cell-range-address="Sheet1.$N$65:.$W$65" chart:class="chart:line" chart:attached-axis="primary-y" chart:style-name="G0S1">
            <chart:data-point chart:repeated="10"/>
          </chart:series>
          <chart:series chart:label-cell-address="Sheet1.$M$66" chart:values-cell-range-address="Sheet1.$N$66:.$W$66" chart:class="chart:line" chart:attached-axis="primary-y" chart:style-name="G0S2">
            <chart:data-point chart:repeated="10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Kružnice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Sheet1.$Z$63:.$AI$63"/>
          </chart:axis>
          <chart:axis chart:dimension="y" chart:name="primary-y" chart:style-name="Axs1">
            <chart:grid chart:class="major" chart:style-name="GMa1"/>
          </chart:axis>
          <chart:series chart:label-cell-address="Sheet1.$Y$64" chart:values-cell-range-address="Sheet1.$Z$64:.$AI$64" chart:class="chart:line" chart:attached-axis="primary-y" chart:style-name="G0S0">
            <chart:data-point chart:repeated="10"/>
          </chart:series>
          <chart:series chart:label-cell-address="Sheet1.$Y$65" chart:values-cell-range-address="Sheet1.$Z$65:.$AI$65" chart:class="chart:line" chart:attached-axis="primary-y" chart:style-name="G0S1">
            <chart:data-point chart:repeated="10"/>
          </chart:series>
          <chart:series chart:label-cell-address="Sheet1.$Y$66" chart:values-cell-range-address="Sheet1.$Z$66:.$AI$66" chart:class="chart:line" chart:attached-axis="primary-y" chart:style-name="G0S2">
            <chart:data-point chart:repeated="10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